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3Font_0" svg:font-family="T3Font_0" style:font-family-generic="swiss" svg:panose-1="0 0 0 0 0 0 0 0 0 0"/>
    <style:font-face style:name="T3Font_1" svg:font-family="T3Font_1" style:font-family-generic="swiss" svg:panose-1="0 0 0 0 0 0 0 0 0 0"/>
    <style:font-face style:name="T3Font_2" svg:font-family="T3Font_2" style:font-family-generic="swiss" svg:panose-1="0 0 0 0 0 0 0 0 0 0"/>
    <style:font-face style:name="T3Font_3" svg:font-family="T3Font_3" style:font-family-generic="swiss" svg:panose-1="0 0 0 0 0 0 0 0 0 0"/>
    <style:font-face style:name="T3Font_4" svg:font-family="T3Font_4" style:font-family-generic="swiss" svg:panose-1="0 0 0 0 0 0 0 0 0 0"/>
    <style:font-face style:name="T3Font_5" svg:font-family="T3Font_5" style:font-family-generic="swiss" svg:panose-1="0 0 0 0 0 0 0 0 0 0"/>
    <style:font-face style:name="T3Font_6" svg:font-family="T3Font_6" style:font-family-generic="swiss" svg:panose-1="0 0 0 0 0 0 0 0 0 0"/>
    <style:font-face style:name="T3Font_7" svg:font-family="T3Font_7" style:font-family-generic="swiss" svg:panose-1="0 0 0 0 0 0 0 0 0 0"/>
    <style:font-face style:name="T3Font_8" svg:font-family="T3Font_8" style:font-family-generic="swiss" svg:panose-1="0 0 0 0 0 0 0 0 0 0"/>
    <style:font-face style:name="T3Font_9" svg:font-family="T3Font_9" style:font-family-generic="swiss" svg:panose-1="0 0 0 0 0 0 0 0 0 0"/>
    <style:font-face style:name="T3Font_10" svg:font-family="T3Font_10" style:font-family-generic="swiss" svg:panose-1="0 0 0 0 0 0 0 0 0 0"/>
    <style:font-face style:name="T3Font_11" svg:font-family="T3Font_11" style:font-family-generic="swiss" svg:panose-1="0 0 0 0 0 0 0 0 0 0"/>
    <style:font-face style:name="T3Font_12" svg:font-family="T3Font_12" style:font-family-generic="swiss" svg:panose-1="0 0 0 0 0 0 0 0 0 0"/>
    <style:font-face style:name="T3Font_14" svg:font-family="T3Font_14" style:font-family-generic="swiss" svg:panose-1="0 0 0 0 0 0 0 0 0 0"/>
    <style:font-face style:name="T3Font_15" svg:font-family="T3Font_15" style:font-family-generic="swiss" svg:panose-1="0 0 0 0 0 0 0 0 0 0"/>
    <style:font-face style:name="T3Font_16" svg:font-family="T3Font_16" style:font-family-generic="swiss" svg:panose-1="0 0 0 0 0 0 0 0 0 0"/>
    <style:font-face style:name="T3Font_17" svg:font-family="T3Font_17" style:font-family-generic="swiss" svg:panose-1="0 0 0 0 0 0 0 0 0 0"/>
    <style:font-face style:name="T3Font_18" svg:font-family="T3Font_18" style:font-family-generic="swiss" svg:panose-1="0 0 0 0 0 0 0 0 0 0"/>
    <style:font-face style:name="T3Font_19" svg:font-family="T3Font_19" style:font-family-generic="swiss" svg:panose-1="0 0 0 0 0 0 0 0 0 0"/>
    <style:font-face style:name="T3Font_20" svg:font-family="T3Font_20" style:font-family-generic="swiss" svg:panose-1="0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style:text-autospace="none" fo:margin-bottom="0in" fo:line-height="100%"/>
    </style:style>
    <style:style style:name="T2" style:parent-style-name="Standardnípísmoodstavce" style:family="text">
      <style:text-properties style:font-name="T3Font_0" style:font-name-complex="T3Font_0" fo:color="#1F1F1F" style:letter-kerning="false" fo:font-size="18pt" style:font-size-asian="18pt" style:font-size-complex="18pt"/>
    </style:style>
    <style:style style:name="T3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4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5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6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7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8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9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10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11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12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13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14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15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16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17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18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19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20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21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22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23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24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25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26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P27" style:parent-style-name="Normální" style:family="paragraph">
      <style:paragraph-properties style:text-autospace="none" fo:margin-bottom="0in" fo:line-height="100%"/>
    </style:style>
    <style:style style:name="T28" style:parent-style-name="Standardnípísmoodstavce" style:family="text">
      <style:text-properties style:font-name="T3Font_3" style:font-name-complex="T3Font_3" fo:color="#1F1F1F" style:letter-kerning="false" fo:font-size="15pt" style:font-size-asian="15pt" style:font-size-complex="15pt"/>
    </style:style>
    <style:style style:name="T29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0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1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2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3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4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5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6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7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P38" style:parent-style-name="Normální" style:family="paragraph">
      <style:paragraph-properties style:text-autospace="none" fo:margin-bottom="0in" fo:line-height="100%"/>
    </style:style>
    <style:style style:name="T39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81" style:parent-style-name="Normální" style:family="paragraph">
      <style:paragraph-properties style:text-autospace="none" fo:margin-bottom="0in" fo:line-height="100%"/>
    </style:style>
    <style:style style:name="T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26" style:parent-style-name="Normální" style:family="paragraph">
      <style:paragraph-properties style:text-autospace="none" fo:margin-bottom="0in" fo:line-height="100%"/>
    </style:style>
    <style:style style:name="T1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1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0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173" style:parent-style-name="Normální" style:family="paragraph">
      <style:paragraph-properties style:text-autospace="none" fo:margin-bottom="0in" fo:line-height="100%"/>
    </style:style>
    <style:style style:name="T1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217" style:parent-style-name="Normální" style:family="paragraph">
      <style:paragraph-properties style:text-autospace="none" fo:margin-bottom="0in" fo:line-height="100%"/>
    </style:style>
    <style:style style:name="T2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268" style:parent-style-name="Normální" style:family="paragraph">
      <style:paragraph-properties style:text-autospace="none" fo:margin-bottom="0in" fo:line-height="100%"/>
    </style:style>
    <style:style style:name="T26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323" style:parent-style-name="Normální" style:family="paragraph">
      <style:paragraph-properties style:text-autospace="none" fo:margin-bottom="0in" fo:line-height="100%"/>
    </style:style>
    <style:style style:name="T32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56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3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374" style:parent-style-name="Normální" style:family="paragraph">
      <style:paragraph-properties style:text-autospace="none" fo:margin-bottom="0in" fo:line-height="100%"/>
    </style:style>
    <style:style style:name="T3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407" style:parent-style-name="Normální" style:family="paragraph">
      <style:paragraph-properties style:text-autospace="none" fo:margin-bottom="0in" fo:line-height="100%"/>
    </style:style>
    <style:style style:name="T408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4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453" style:parent-style-name="Normální" style:family="paragraph">
      <style:paragraph-properties style:text-autospace="none" fo:margin-bottom="0in" fo:line-height="100%"/>
    </style:style>
    <style:style style:name="T4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69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4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491" style:parent-style-name="Normální" style:family="paragraph">
      <style:paragraph-properties style:text-autospace="none" fo:margin-bottom="0in" fo:line-height="100%"/>
    </style:style>
    <style:style style:name="T4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1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536" style:parent-style-name="Normální" style:family="paragraph">
      <style:paragraph-properties style:text-autospace="none" fo:margin-bottom="0in" fo:line-height="100%"/>
    </style:style>
    <style:style style:name="T5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574" style:parent-style-name="Normální" style:family="paragraph">
      <style:paragraph-properties style:text-autospace="none" fo:margin-bottom="0in" fo:line-height="100%"/>
    </style:style>
    <style:style style:name="T5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83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5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618" style:parent-style-name="Normální" style:family="paragraph">
      <style:paragraph-properties style:text-autospace="none" fo:margin-bottom="0in" fo:line-height="100%"/>
    </style:style>
    <style:style style:name="T6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23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3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8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666" style:parent-style-name="Normální" style:family="paragraph">
      <style:paragraph-properties style:text-autospace="none" fo:margin-bottom="0in" fo:line-height="100%"/>
    </style:style>
    <style:style style:name="T6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91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708" style:parent-style-name="Normální" style:family="paragraph">
      <style:paragraph-properties style:text-autospace="none" fo:margin-bottom="0in" fo:line-height="100%"/>
    </style:style>
    <style:style style:name="T7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752" style:parent-style-name="Normální" style:family="paragraph">
      <style:paragraph-properties style:text-autospace="none" fo:margin-bottom="0in" fo:line-height="100%"/>
    </style:style>
    <style:style style:name="T7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6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761" style:parent-style-name="Normální" style:family="paragraph">
      <style:paragraph-properties style:text-autospace="none" fo:margin-bottom="0in" fo:line-height="100%"/>
    </style:style>
    <style:style style:name="T762" style:parent-style-name="Standardnípísmoodstavce" style:family="text">
      <style:text-properties style:font-name="T3Font_3" style:font-name-complex="T3Font_3" fo:color="#1F1F1F" style:letter-kerning="false" fo:font-size="15pt" style:font-size-asian="15pt" style:font-size-complex="15pt"/>
    </style:style>
    <style:style style:name="T763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764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765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766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767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768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769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770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771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772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P773" style:parent-style-name="Normální" style:family="paragraph">
      <style:paragraph-properties style:text-autospace="none" fo:margin-bottom="0in" fo:line-height="100%"/>
    </style:style>
    <style:style style:name="T774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7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97" style:parent-style-name="Standardnípísmoodstavce" style:family="text">
      <style:text-properties style:font-name="T3Font_11" style:font-name-complex="T3Font_11" fo:color="#1F1F1F" style:letter-kerning="false" fo:font-size="12pt" style:font-size-asian="12pt" style:font-size-complex="12pt"/>
    </style:style>
    <style:style style:name="T798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799" style:parent-style-name="Standardnípísmoodstavce" style:family="text">
      <style:text-properties style:font-name="T3Font_11" style:font-name-complex="T3Font_11" fo:color="#1F1F1F" style:letter-kerning="false" fo:font-size="12pt" style:font-size-asian="12pt" style:font-size-complex="12pt"/>
    </style:style>
    <style:style style:name="T800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801" style:parent-style-name="Standardnípísmoodstavce" style:family="text">
      <style:text-properties style:font-name="T3Font_11" style:font-name-complex="T3Font_11" fo:color="#1F1F1F" style:letter-kerning="false" fo:font-size="12pt" style:font-size-asian="12pt" style:font-size-complex="12pt"/>
    </style:style>
    <style:style style:name="T802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803" style:parent-style-name="Standardnípísmoodstavce" style:family="text">
      <style:text-properties style:font-name="T3Font_11" style:font-name-complex="T3Font_11" fo:color="#1F1F1F" style:letter-kerning="false" fo:font-size="12pt" style:font-size-asian="12pt" style:font-size-complex="12pt"/>
    </style:style>
    <style:style style:name="T804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805" style:parent-style-name="Standardnípísmoodstavce" style:family="text">
      <style:text-properties style:font-name="T3Font_11" style:font-name-complex="T3Font_11" fo:color="#1F1F1F" style:letter-kerning="false" fo:font-size="12pt" style:font-size-asian="12pt" style:font-size-complex="12pt"/>
    </style:style>
    <style:style style:name="T806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807" style:parent-style-name="Standardnípísmoodstavce" style:family="text">
      <style:text-properties style:font-name="T3Font_11" style:font-name-complex="T3Font_11" fo:color="#1F1F1F" style:letter-kerning="false" fo:font-size="12pt" style:font-size-asian="12pt" style:font-size-complex="12pt"/>
    </style:style>
    <style:style style:name="T808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809" style:parent-style-name="Standardnípísmoodstavce" style:family="text">
      <style:text-properties style:font-name="T3Font_11" style:font-name-complex="T3Font_11" fo:color="#1F1F1F" style:letter-kerning="false" fo:font-size="12pt" style:font-size-asian="12pt" style:font-size-complex="12pt"/>
    </style:style>
    <style:style style:name="T810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81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12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8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822" style:parent-style-name="Normální" style:family="paragraph">
      <style:paragraph-properties style:text-autospace="none" fo:margin-bottom="0in" fo:line-height="100%"/>
    </style:style>
    <style:style style:name="T8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4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6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868" style:parent-style-name="Normální" style:family="paragraph">
      <style:paragraph-properties style:text-autospace="none" fo:margin-bottom="0in" fo:line-height="100%"/>
    </style:style>
    <style:style style:name="T8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7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75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8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1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919" style:parent-style-name="Normální" style:family="paragraph">
      <style:paragraph-properties style:text-autospace="none" fo:margin-bottom="0in" fo:line-height="100%"/>
    </style:style>
    <style:style style:name="T9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3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35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9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5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6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964" style:parent-style-name="Normální" style:family="paragraph">
      <style:paragraph-properties style:text-autospace="none" fo:margin-bottom="0in" fo:line-height="100%"/>
    </style:style>
    <style:style style:name="T9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6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985" style:parent-style-name="Normální" style:family="paragraph">
      <style:paragraph-properties style:text-autospace="none" fo:margin-bottom="0in" fo:line-height="100%"/>
    </style:style>
    <style:style style:name="T9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9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1022" style:parent-style-name="Normální" style:family="paragraph">
      <style:paragraph-properties style:text-autospace="none" fo:margin-bottom="0in" fo:line-height="100%"/>
    </style:style>
    <style:style style:name="T10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1041" style:parent-style-name="Normální" style:family="paragraph">
      <style:paragraph-properties style:text-autospace="none" fo:margin-bottom="0in" fo:line-height="100%"/>
    </style:style>
    <style:style style:name="T104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5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6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70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0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7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084" style:parent-style-name="Normální" style:family="paragraph">
      <style:paragraph-properties style:text-autospace="none" fo:margin-bottom="0in" fo:line-height="100%"/>
    </style:style>
    <style:style style:name="T10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9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0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2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21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1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129" style:parent-style-name="Normální" style:family="paragraph">
      <style:paragraph-properties style:text-autospace="none" fo:margin-bottom="0in" fo:line-height="100%"/>
    </style:style>
    <style:style style:name="T11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4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6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62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1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68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1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7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176" style:parent-style-name="Normální" style:family="paragraph">
      <style:paragraph-properties style:text-autospace="none" fo:margin-bottom="0in" fo:line-height="100%"/>
    </style:style>
    <style:style style:name="T11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8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2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1222" style:parent-style-name="Normální" style:family="paragraph">
      <style:paragraph-properties style:text-autospace="none" fo:margin-bottom="0in" fo:line-height="100%"/>
    </style:style>
    <style:style style:name="T122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2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3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4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1244" style:parent-style-name="Normální" style:family="paragraph">
      <style:paragraph-properties style:text-autospace="none" fo:margin-bottom="0in" fo:line-height="100%"/>
    </style:style>
    <style:style style:name="T1245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2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285" style:parent-style-name="Normální" style:family="paragraph">
      <style:paragraph-properties style:text-autospace="none" fo:margin-bottom="0in" fo:line-height="100%"/>
    </style:style>
    <style:style style:name="T12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8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0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1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2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22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3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325" style:parent-style-name="Normální" style:family="paragraph">
      <style:paragraph-properties style:text-autospace="none" fo:margin-bottom="0in" fo:line-height="100%"/>
    </style:style>
    <style:style style:name="T13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1373" style:parent-style-name="Normální" style:family="paragraph">
      <style:paragraph-properties style:text-autospace="none" fo:margin-bottom="0in" fo:line-height="100%"/>
    </style:style>
    <style:style style:name="T13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0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1403" style:parent-style-name="Normální" style:family="paragraph">
      <style:paragraph-properties style:text-autospace="none" fo:margin-bottom="0in" fo:line-height="100%"/>
    </style:style>
    <style:style style:name="T1404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4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3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1452" style:parent-style-name="Normální" style:family="paragraph">
      <style:paragraph-properties style:text-autospace="none" fo:margin-bottom="0in" fo:line-height="100%"/>
    </style:style>
    <style:style style:name="T14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6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6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7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7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9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9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502" style:parent-style-name="Normální" style:family="paragraph">
      <style:paragraph-properties style:text-autospace="none" fo:margin-bottom="0in" fo:line-height="100%"/>
    </style:style>
    <style:style style:name="T15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2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2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5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558" style:parent-style-name="Normální" style:family="paragraph">
      <style:paragraph-properties style:text-autospace="none" fo:margin-bottom="0in" fo:line-height="100%"/>
    </style:style>
    <style:style style:name="T15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7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606" style:parent-style-name="Normální" style:family="paragraph">
      <style:paragraph-properties style:text-autospace="none" fo:margin-bottom="0in" fo:line-height="100%"/>
    </style:style>
    <style:style style:name="T16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2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23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6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4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1644" style:parent-style-name="Normální" style:family="paragraph">
      <style:paragraph-properties style:text-autospace="none" fo:margin-bottom="0in" fo:line-height="100%"/>
    </style:style>
    <style:style style:name="T16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687" style:parent-style-name="Normální" style:family="paragraph">
      <style:paragraph-properties style:text-autospace="none" fo:margin-bottom="0in" fo:line-height="100%"/>
    </style:style>
    <style:style style:name="T16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9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96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6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1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2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1723" style:parent-style-name="Normální" style:family="paragraph">
      <style:paragraph-properties style:text-autospace="none" fo:margin-bottom="0in" fo:line-height="100%"/>
    </style:style>
    <style:style style:name="T17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3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1738" style:parent-style-name="Normální" style:family="paragraph">
      <style:paragraph-properties style:text-autospace="none" fo:margin-bottom="0in" fo:line-height="100%"/>
    </style:style>
    <style:style style:name="T1739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7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7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1776" style:parent-style-name="Normální" style:family="paragraph">
      <style:paragraph-properties style:text-autospace="none" fo:margin-bottom="0in" fo:line-height="100%"/>
    </style:style>
    <style:style style:name="T17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809" style:parent-style-name="Normální" style:family="paragraph">
      <style:paragraph-properties style:text-autospace="none" fo:margin-bottom="0in" fo:line-height="100%"/>
    </style:style>
    <style:style style:name="T18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1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3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1836" style:parent-style-name="Normální" style:family="paragraph">
      <style:paragraph-properties style:text-autospace="none" fo:margin-bottom="0in" fo:line-height="100%"/>
    </style:style>
    <style:style style:name="T1837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8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887" style:parent-style-name="Normální" style:family="paragraph">
      <style:paragraph-properties style:text-autospace="none" fo:margin-bottom="0in" fo:line-height="100%"/>
    </style:style>
    <style:style style:name="T18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3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3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939" style:parent-style-name="Normální" style:family="paragraph">
      <style:paragraph-properties style:text-autospace="none" fo:margin-bottom="0in" fo:line-height="100%"/>
    </style:style>
    <style:style style:name="T19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6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6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8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984" style:parent-style-name="Normální" style:family="paragraph">
      <style:paragraph-properties style:text-autospace="none" fo:margin-bottom="0in" fo:line-height="100%"/>
    </style:style>
    <style:style style:name="T19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2026" style:parent-style-name="Normální" style:family="paragraph">
      <style:paragraph-properties style:text-autospace="none" fo:margin-bottom="0in" fo:line-height="100%"/>
    </style:style>
    <style:style style:name="T20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3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5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51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20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6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2066" style:parent-style-name="Normální" style:family="paragraph">
      <style:paragraph-properties style:text-autospace="none" fo:margin-bottom="0in" fo:line-height="100%"/>
    </style:style>
    <style:style style:name="T20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8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2089" style:parent-style-name="Normální" style:family="paragraph">
      <style:paragraph-properties style:text-autospace="none" fo:margin-bottom="0in" fo:line-height="100%"/>
    </style:style>
    <style:style style:name="T2090" style:parent-style-name="Standardnípísmoodstavce" style:family="text">
      <style:text-properties style:font-name="T3Font_3" style:font-name-complex="T3Font_3" fo:color="#1F1F1F" style:letter-kerning="false" fo:font-size="15pt" style:font-size-asian="15pt" style:font-size-complex="15pt"/>
    </style:style>
    <style:style style:name="T2091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092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093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094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095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096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097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098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099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100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101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102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103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104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105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106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107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108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109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110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111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112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113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114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P2115" style:parent-style-name="Normální" style:family="paragraph">
      <style:paragraph-properties style:text-autospace="none" fo:margin-bottom="0in" fo:line-height="100%"/>
    </style:style>
    <style:style style:name="T2116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21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5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159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21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2167" style:parent-style-name="Normální" style:family="paragraph">
      <style:paragraph-properties style:text-autospace="none" fo:margin-bottom="0in" fo:line-height="100%"/>
    </style:style>
    <style:style style:name="T21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8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1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0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2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2218" style:parent-style-name="Normální" style:family="paragraph">
      <style:paragraph-properties style:text-autospace="none" fo:margin-bottom="0in" fo:line-height="100%"/>
    </style:style>
    <style:style style:name="T22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3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235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22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6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2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2272" style:parent-style-name="Normální" style:family="paragraph">
      <style:paragraph-properties style:text-autospace="none" fo:margin-bottom="0in" fo:line-height="100%"/>
    </style:style>
    <style:style style:name="T22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8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2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9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2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9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2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0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3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2318" style:parent-style-name="Normální" style:family="paragraph">
      <style:paragraph-properties style:text-autospace="none" fo:margin-bottom="0in" fo:line-height="100%"/>
    </style:style>
    <style:style style:name="T23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3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331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23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2360" style:parent-style-name="Normální" style:family="paragraph">
      <style:paragraph-properties style:text-autospace="none" fo:margin-bottom="0in" fo:line-height="100%"/>
    </style:style>
    <style:style style:name="T23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7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374" style:parent-style-name="Standardnípísmoodstavce" style:family="text">
      <style:text-properties style:font-name="T3Font_14" style:font-name-complex="T3Font_14" fo:font-style="italic" style:font-style-asian="italic" style:font-style-complex="italic" fo:color="#1F1F1F" style:letter-kerning="false" fo:font-size="12pt" style:font-size-asian="12pt" style:font-size-complex="12pt"/>
    </style:style>
    <style:style style:name="T2375" style:parent-style-name="Standardnípísmoodstavce" style:family="text">
      <style:text-properties style:font-name="T3Font_15" style:font-name-complex="T3Font_15" fo:font-style="italic" style:font-style-asian="italic" style:font-style-complex="italic" fo:color="#1F1F1F" style:letter-kerning="false" fo:font-size="12pt" style:font-size-asian="12pt" style:font-size-complex="12pt"/>
    </style:style>
    <style:style style:name="T2376" style:parent-style-name="Standardnípísmoodstavce" style:family="text">
      <style:text-properties style:font-name="T3Font_16" style:font-name-complex="T3Font_16" fo:font-style="italic" style:font-style-asian="italic" style:font-style-complex="italic" fo:color="#1F1F1F" style:letter-kerning="false" fo:font-size="12pt" style:font-size-asian="12pt" style:font-size-complex="12pt"/>
    </style:style>
    <style:style style:name="T237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3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8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38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3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9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3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2403" style:parent-style-name="Normální" style:family="paragraph">
      <style:paragraph-properties style:text-autospace="none" fo:margin-bottom="0in" fo:line-height="100%"/>
    </style:style>
    <style:style style:name="T24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1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4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3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4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2445" style:parent-style-name="Normální" style:family="paragraph">
      <style:paragraph-properties style:text-autospace="none" fo:margin-bottom="0in" fo:line-height="100%"/>
    </style:style>
    <style:style style:name="T24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5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4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6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4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7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4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2494" style:parent-style-name="Normální" style:family="paragraph">
      <style:paragraph-properties style:text-autospace="none" fo:margin-bottom="0in" fo:line-height="100%"/>
    </style:style>
    <style:style style:name="T249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4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0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5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1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5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4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2545" style:parent-style-name="Normální" style:family="paragraph">
      <style:paragraph-properties style:text-autospace="none" fo:margin-bottom="0in" fo:line-height="100%"/>
    </style:style>
    <style:style style:name="T2546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25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2579" style:parent-style-name="Normální" style:family="paragraph">
      <style:paragraph-properties style:text-autospace="none" fo:margin-bottom="0in" fo:line-height="100%"/>
    </style:style>
    <style:style style:name="T2580" style:parent-style-name="Standardnípísmoodstavce" style:family="text">
      <style:text-properties style:font-name="T3Font_15" style:font-name-complex="T3Font_15" fo:font-style="italic" style:font-style-asian="italic" style:font-style-complex="italic" fo:color="#1F1F1F" style:letter-kerning="false" fo:font-size="12pt" style:font-size-asian="12pt" style:font-size-complex="12pt"/>
    </style:style>
    <style:style style:name="T2581" style:parent-style-name="Standardnípísmoodstavce" style:family="text">
      <style:text-properties style:font-name="T3Font_16" style:font-name-complex="T3Font_16" fo:font-style="italic" style:font-style-asian="italic" style:font-style-complex="italic" fo:color="#1F1F1F" style:letter-kerning="false" fo:font-size="12pt" style:font-size-asian="12pt" style:font-size-complex="12pt"/>
    </style:style>
    <style:style style:name="T2582" style:parent-style-name="Standardnípísmoodstavce" style:family="text">
      <style:text-properties style:font-name="T3Font_15" style:font-name-complex="T3Font_15" fo:font-style="italic" style:font-style-asian="italic" style:font-style-complex="italic" fo:color="#1F1F1F" style:letter-kerning="false" fo:font-size="12pt" style:font-size-asian="12pt" style:font-size-complex="12pt"/>
    </style:style>
    <style:style style:name="T2583" style:parent-style-name="Standardnípísmoodstavce" style:family="text">
      <style:text-properties style:font-name="T3Font_16" style:font-name-complex="T3Font_16" fo:font-style="italic" style:font-style-asian="italic" style:font-style-complex="italic" fo:color="#1F1F1F" style:letter-kerning="false" fo:font-size="12pt" style:font-size-asian="12pt" style:font-size-complex="12pt"/>
    </style:style>
    <style:style style:name="T2584" style:parent-style-name="Standardnípísmoodstavce" style:family="text">
      <style:text-properties style:font-name="T3Font_15" style:font-name-complex="T3Font_15" fo:font-style="italic" style:font-style-asian="italic" style:font-style-complex="italic" fo:color="#1F1F1F" style:letter-kerning="false" fo:font-size="12pt" style:font-size-asian="12pt" style:font-size-complex="12pt"/>
    </style:style>
    <style:style style:name="T2585" style:parent-style-name="Standardnípísmoodstavce" style:family="text">
      <style:text-properties style:font-name="T3Font_16" style:font-name-complex="T3Font_16" fo:font-style="italic" style:font-style-asian="italic" style:font-style-complex="italic" fo:color="#1F1F1F" style:letter-kerning="false" fo:font-size="12pt" style:font-size-asian="12pt" style:font-size-complex="12pt"/>
    </style:style>
    <style:style style:name="T2586" style:parent-style-name="Standardnípísmoodstavce" style:family="text">
      <style:text-properties style:font-name="T3Font_15" style:font-name-complex="T3Font_15" fo:font-style="italic" style:font-style-asian="italic" style:font-style-complex="italic" fo:color="#1F1F1F" style:letter-kerning="false" fo:font-size="12pt" style:font-size-asian="12pt" style:font-size-complex="12pt"/>
    </style:style>
    <style:style style:name="T2587" style:parent-style-name="Standardnípísmoodstavce" style:family="text">
      <style:text-properties style:font-name="T3Font_16" style:font-name-complex="T3Font_16" fo:font-style="italic" style:font-style-asian="italic" style:font-style-complex="italic" fo:color="#1F1F1F" style:letter-kerning="false" fo:font-size="12pt" style:font-size-asian="12pt" style:font-size-complex="12pt"/>
    </style:style>
    <style:style style:name="T2588" style:parent-style-name="Standardnípísmoodstavce" style:family="text">
      <style:text-properties style:font-name="T3Font_15" style:font-name-complex="T3Font_15" fo:font-style="italic" style:font-style-asian="italic" style:font-style-complex="italic" fo:color="#1F1F1F" style:letter-kerning="false" fo:font-size="12pt" style:font-size-asian="12pt" style:font-size-complex="12pt"/>
    </style:style>
    <style:style style:name="T2589" style:parent-style-name="Standardnípísmoodstavce" style:family="text">
      <style:text-properties style:font-name="T3Font_16" style:font-name-complex="T3Font_16" fo:font-style="italic" style:font-style-asian="italic" style:font-style-complex="italic" fo:color="#1F1F1F" style:letter-kerning="false" fo:font-size="12pt" style:font-size-asian="12pt" style:font-size-complex="12pt"/>
    </style:style>
    <style:style style:name="T2590" style:parent-style-name="Standardnípísmoodstavce" style:family="text">
      <style:text-properties style:font-name="T3Font_15" style:font-name-complex="T3Font_15" fo:font-style="italic" style:font-style-asian="italic" style:font-style-complex="italic" fo:color="#1F1F1F" style:letter-kerning="false" fo:font-size="12pt" style:font-size-asian="12pt" style:font-size-complex="12pt"/>
    </style:style>
    <style:style style:name="T25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94" style:parent-style-name="Standardnípísmoodstavce" style:family="text">
      <style:text-properties style:font-name="T3Font_16" style:font-name-complex="T3Font_16" fo:font-style="italic" style:font-style-asian="italic" style:font-style-complex="italic" fo:color="#1F1F1F" style:letter-kerning="false" fo:font-size="12pt" style:font-size-asian="12pt" style:font-size-complex="12pt"/>
    </style:style>
    <style:style style:name="T2595" style:parent-style-name="Standardnípísmoodstavce" style:family="text">
      <style:text-properties style:font-name="T3Font_15" style:font-name-complex="T3Font_15" fo:font-style="italic" style:font-style-asian="italic" style:font-style-complex="italic" fo:color="#1F1F1F" style:letter-kerning="false" fo:font-size="12pt" style:font-size-asian="12pt" style:font-size-complex="12pt"/>
    </style:style>
    <style:style style:name="T2596" style:parent-style-name="Standardnípísmoodstavce" style:family="text">
      <style:text-properties style:font-name="T3Font_16" style:font-name-complex="T3Font_16" fo:font-style="italic" style:font-style-asian="italic" style:font-style-complex="italic" fo:color="#1F1F1F" style:letter-kerning="false" fo:font-size="12pt" style:font-size-asian="12pt" style:font-size-complex="12pt"/>
    </style:style>
    <style:style style:name="T2597" style:parent-style-name="Standardnípísmoodstavce" style:family="text">
      <style:text-properties style:font-name="T3Font_15" style:font-name-complex="T3Font_15" fo:font-style="italic" style:font-style-asian="italic" style:font-style-complex="italic" fo:color="#1F1F1F" style:letter-kerning="false" fo:font-size="12pt" style:font-size-asian="12pt" style:font-size-complex="12pt"/>
    </style:style>
    <style:style style:name="T2598" style:parent-style-name="Standardnípísmoodstavce" style:family="text">
      <style:text-properties style:font-name="T3Font_16" style:font-name-complex="T3Font_16" fo:font-style="italic" style:font-style-asian="italic" style:font-style-complex="italic" fo:color="#1F1F1F" style:letter-kerning="false" fo:font-size="12pt" style:font-size-asian="12pt" style:font-size-complex="12pt"/>
    </style:style>
    <style:style style:name="T2599" style:parent-style-name="Standardnípísmoodstavce" style:family="text">
      <style:text-properties style:font-name="T3Font_15" style:font-name-complex="T3Font_15" fo:font-style="italic" style:font-style-asian="italic" style:font-style-complex="italic" fo:color="#1F1F1F" style:letter-kerning="false" fo:font-size="12pt" style:font-size-asian="12pt" style:font-size-complex="12pt"/>
    </style:style>
    <style:style style:name="T260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6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1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615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26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2629" style:parent-style-name="Normální" style:family="paragraph">
      <style:paragraph-properties style:text-autospace="none" fo:margin-bottom="0in" fo:line-height="100%"/>
    </style:style>
    <style:style style:name="T26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6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665" style:parent-style-name="Standardnípísmoodstavce" style:family="text">
      <style:text-properties style:font-name="T3Font_14" style:font-name-complex="T3Font_14" fo:font-style="italic" style:font-style-asian="italic" style:font-style-complex="italic" fo:color="#1F1F1F" style:letter-kerning="false" fo:font-size="12pt" style:font-size-asian="12pt" style:font-size-complex="12pt"/>
    </style:style>
    <style:style style:name="T2666" style:parent-style-name="Standardnípísmoodstavce" style:family="text">
      <style:text-properties style:font-name="T3Font_15" style:font-name-complex="T3Font_15" fo:font-style="italic" style:font-style-asian="italic" style:font-style-complex="italic" fo:color="#1F1F1F" style:letter-kerning="false" fo:font-size="12pt" style:font-size-asian="12pt" style:font-size-complex="12pt"/>
    </style:style>
    <style:style style:name="T2667" style:parent-style-name="Standardnípísmoodstavce" style:family="text">
      <style:text-properties style:font-name="T3Font_16" style:font-name-complex="T3Font_16" fo:font-style="italic" style:font-style-asian="italic" style:font-style-complex="italic" fo:color="#1F1F1F" style:letter-kerning="false" fo:font-size="12pt" style:font-size-asian="12pt" style:font-size-complex="12pt"/>
    </style:style>
    <style:style style:name="T266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6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2670" style:parent-style-name="Normální" style:family="paragraph">
      <style:paragraph-properties style:text-autospace="none" fo:margin-bottom="0in" fo:line-height="100%"/>
    </style:style>
    <style:style style:name="T26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7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6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9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695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26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2722" style:parent-style-name="Normální" style:family="paragraph">
      <style:paragraph-properties style:text-autospace="none" fo:margin-bottom="0in" fo:line-height="100%"/>
    </style:style>
    <style:style style:name="T27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2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7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3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7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2771" style:parent-style-name="Normální" style:family="paragraph">
      <style:paragraph-properties style:text-autospace="none" fo:margin-bottom="0in" fo:line-height="100%"/>
    </style:style>
    <style:style style:name="T27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7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7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9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79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7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1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2812" style:parent-style-name="Normální" style:family="paragraph">
      <style:paragraph-properties style:text-autospace="none" fo:margin-bottom="0in" fo:line-height="100%"/>
    </style:style>
    <style:style style:name="T28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5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2860" style:parent-style-name="Normální" style:family="paragraph">
      <style:paragraph-properties style:text-autospace="none" fo:margin-bottom="0in" fo:line-height="100%"/>
    </style:style>
    <style:style style:name="T2861" style:parent-style-name="Standardnípísmoodstavce" style:family="text">
      <style:text-properties style:font-name="T3Font_17" style:font-name-complex="T3Font_17" fo:color="#1F1F1F" style:letter-kerning="false" fo:font-size="12pt" style:font-size-asian="12pt" style:font-size-complex="12pt"/>
    </style:style>
    <style:style style:name="T2862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2863" style:parent-style-name="Standardnípísmoodstavce" style:family="text">
      <style:text-properties style:font-name="T3Font_11" style:font-name-complex="T3Font_11" fo:color="#1F1F1F" style:letter-kerning="false" fo:font-size="12pt" style:font-size-asian="12pt" style:font-size-complex="12pt"/>
    </style:style>
    <style:style style:name="T2864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2865" style:parent-style-name="Standardnípísmoodstavce" style:family="text">
      <style:text-properties style:font-name="T3Font_18" style:font-name-complex="T3Font_18" fo:color="#1F1F1F" style:letter-kerning="false" fo:font-size="12pt" style:font-size-asian="12pt" style:font-size-complex="12pt"/>
    </style:style>
    <style:style style:name="T2866" style:parent-style-name="Standardnípísmoodstavce" style:family="text">
      <style:text-properties style:font-name="T3Font_14" style:font-name-complex="T3Font_14" fo:font-style="italic" style:font-style-asian="italic" style:font-style-complex="italic" fo:color="#1F1F1F" style:letter-kerning="false" fo:font-size="12pt" style:font-size-asian="12pt" style:font-size-complex="12pt"/>
    </style:style>
    <style:style style:name="T2867" style:parent-style-name="Standardnípísmoodstavce" style:family="text">
      <style:text-properties style:font-name="T3Font_19" style:font-name-complex="T3Font_19" fo:font-style="italic" style:font-style-asian="italic" style:font-style-complex="italic" fo:color="#1F1F1F" style:letter-kerning="false" fo:font-size="12pt" style:font-size-asian="12pt" style:font-size-complex="12pt"/>
    </style:style>
    <style:style style:name="T2868" style:parent-style-name="Standardnípísmoodstavce" style:family="text">
      <style:text-properties style:font-name="T3Font_14" style:font-name-complex="T3Font_14" fo:font-style="italic" style:font-style-asian="italic" style:font-style-complex="italic" fo:color="#1F1F1F" style:letter-kerning="false" fo:font-size="12pt" style:font-size-asian="12pt" style:font-size-complex="12pt"/>
    </style:style>
    <style:style style:name="T2869" style:parent-style-name="Standardnípísmoodstavce" style:family="text">
      <style:text-properties style:font-name="T3Font_15" style:font-name-complex="T3Font_15" fo:font-style="italic" style:font-style-asian="italic" style:font-style-complex="italic" fo:color="#1F1F1F" style:letter-kerning="false" fo:font-size="12pt" style:font-size-asian="12pt" style:font-size-complex="12pt"/>
    </style:style>
    <style:style style:name="T2870" style:parent-style-name="Standardnípísmoodstavce" style:family="text">
      <style:text-properties style:font-name="T3Font_16" style:font-name-complex="T3Font_16" fo:font-style="italic" style:font-style-asian="italic" style:font-style-complex="italic" fo:color="#1F1F1F" style:letter-kerning="false" fo:font-size="12pt" style:font-size-asian="12pt" style:font-size-complex="12pt"/>
    </style:style>
    <style:style style:name="T287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872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28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8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890" style:parent-style-name="Standardnípísmoodstavce" style:family="text">
      <style:text-properties style:font-name="T3Font_14" style:font-name-complex="T3Font_14" fo:font-style="italic" style:font-style-asian="italic" style:font-style-complex="italic" fo:color="#1F1F1F" style:letter-kerning="false" fo:font-size="12pt" style:font-size-asian="12pt" style:font-size-complex="12pt"/>
    </style:style>
    <style:style style:name="T2891" style:parent-style-name="Standardnípísmoodstavce" style:family="text">
      <style:text-properties style:font-name="T3Font_19" style:font-name-complex="T3Font_19" fo:font-style="italic" style:font-style-asian="italic" style:font-style-complex="italic" fo:color="#1F1F1F" style:letter-kerning="false" fo:font-size="12pt" style:font-size-asian="12pt" style:font-size-complex="12pt"/>
    </style:style>
    <style:style style:name="T2892" style:parent-style-name="Standardnípísmoodstavce" style:family="text">
      <style:text-properties style:font-name="T3Font_14" style:font-name-complex="T3Font_14" fo:font-style="italic" style:font-style-asian="italic" style:font-style-complex="italic" fo:color="#1F1F1F" style:letter-kerning="false" fo:font-size="12pt" style:font-size-asian="12pt" style:font-size-complex="12pt"/>
    </style:style>
    <style:style style:name="T2893" style:parent-style-name="Standardnípísmoodstavce" style:family="text">
      <style:text-properties style:font-name="T3Font_15" style:font-name-complex="T3Font_15" fo:font-style="italic" style:font-style-asian="italic" style:font-style-complex="italic" fo:color="#1F1F1F" style:letter-kerning="false" fo:font-size="12pt" style:font-size-asian="12pt" style:font-size-complex="12pt"/>
    </style:style>
    <style:style style:name="T2894" style:parent-style-name="Standardnípísmoodstavce" style:family="text">
      <style:text-properties style:font-name="T3Font_16" style:font-name-complex="T3Font_16" fo:font-style="italic" style:font-style-asian="italic" style:font-style-complex="italic" fo:color="#1F1F1F" style:letter-kerning="false" fo:font-size="12pt" style:font-size-asian="12pt" style:font-size-complex="12pt"/>
    </style:style>
    <style:style style:name="T2895" style:parent-style-name="Standardnípísmoodstavce" style:family="text">
      <style:text-properties style:font-name="T3Font_15" style:font-name-complex="T3Font_15" fo:font-style="italic" style:font-style-asian="italic" style:font-style-complex="italic" fo:color="#1F1F1F" style:letter-kerning="false" fo:font-size="12pt" style:font-size-asian="12pt" style:font-size-complex="12pt"/>
    </style:style>
    <style:style style:name="T289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897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28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1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2915" style:parent-style-name="Normální" style:family="paragraph">
      <style:paragraph-properties style:text-autospace="none" fo:margin-bottom="0in" fo:line-height="100%"/>
    </style:style>
    <style:style style:name="T29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5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954" style:parent-style-name="Standardnípísmoodstavce" style:family="text">
      <style:text-properties style:font-name="T3Font_14" style:font-name-complex="T3Font_14" fo:font-style="italic" style:font-style-asian="italic" style:font-style-complex="italic" fo:color="#0074B9" style:letter-kerning="false" fo:font-size="12pt" style:font-size-asian="12pt" style:font-size-complex="12pt"/>
    </style:style>
    <style:style style:name="T2955" style:parent-style-name="Standardnípísmoodstavce" style:family="text">
      <style:text-properties style:font-name="T3Font_16" style:font-name-complex="T3Font_16" fo:font-style="italic" style:font-style-asian="italic" style:font-style-complex="italic" fo:color="#0074B9" style:letter-kerning="false" fo:font-size="12pt" style:font-size-asian="12pt" style:font-size-complex="12pt"/>
    </style:style>
    <style:style style:name="T2956" style:parent-style-name="Standardnípísmoodstavce" style:family="text">
      <style:text-properties style:font-name="T3Font_15" style:font-name-complex="T3Font_15" fo:font-style="italic" style:font-style-asian="italic" style:font-style-complex="italic" fo:color="#0074B9" style:letter-kerning="false" fo:font-size="12pt" style:font-size-asian="12pt" style:font-size-complex="12pt"/>
    </style:style>
    <style:style style:name="T2957" style:parent-style-name="Standardnípísmoodstavce" style:family="text">
      <style:text-properties style:font-name="T3Font_16" style:font-name-complex="T3Font_16" fo:font-style="italic" style:font-style-asian="italic" style:font-style-complex="italic" fo:color="#0074B9" style:letter-kerning="false" fo:font-size="12pt" style:font-size-asian="12pt" style:font-size-complex="12pt"/>
    </style:style>
    <style:style style:name="T2958" style:parent-style-name="Standardnípísmoodstavce" style:family="text">
      <style:text-properties style:font-name="T3Font_15" style:font-name-complex="T3Font_15" fo:font-style="italic" style:font-style-asian="italic" style:font-style-complex="italic" fo:color="#0074B9" style:letter-kerning="false" fo:font-size="12pt" style:font-size-asian="12pt" style:font-size-complex="12pt"/>
    </style:style>
    <style:style style:name="T2959" style:parent-style-name="Standardnípísmoodstavce" style:family="text">
      <style:text-properties style:font-name="T3Font_19" style:font-name-complex="T3Font_19" fo:font-style="italic" style:font-style-asian="italic" style:font-style-complex="italic" fo:color="#0074B9" style:letter-kerning="false" fo:font-size="12pt" style:font-size-asian="12pt" style:font-size-complex="12pt"/>
    </style:style>
    <style:style style:name="T2960" style:parent-style-name="Standardnípísmoodstavce" style:family="text">
      <style:text-properties style:font-name="T3Font_15" style:font-name-complex="T3Font_15" fo:font-style="italic" style:font-style-asian="italic" style:font-style-complex="italic" fo:color="#0074B9" style:letter-kerning="false" fo:font-size="12pt" style:font-size-asian="12pt" style:font-size-complex="12pt"/>
    </style:style>
    <style:style style:name="T2961" style:parent-style-name="Standardnípísmoodstavce" style:family="text">
      <style:text-properties style:font-name="T3Font_16" style:font-name-complex="T3Font_16" fo:font-style="italic" style:font-style-asian="italic" style:font-style-complex="italic" fo:color="#0074B9" style:letter-kerning="false" fo:font-size="12pt" style:font-size-asian="12pt" style:font-size-complex="12pt"/>
    </style:style>
    <style:style style:name="T2962" style:parent-style-name="Standardnípísmoodstavce" style:family="text">
      <style:text-properties style:font-name="T3Font_9" style:font-name-complex="T3Font_9" fo:color="#0074B9" style:letter-kerning="false" fo:font-size="12pt" style:font-size-asian="12pt" style:font-size-complex="12pt"/>
    </style:style>
    <style:style style:name="T2963" style:parent-style-name="Standardnípísmoodstavce" style:family="text">
      <style:text-properties style:font-name="T3Font_6" style:font-name-complex="T3Font_6" fo:color="#0074B9" style:letter-kerning="false" fo:font-size="12pt" style:font-size-asian="12pt" style:font-size-complex="12pt"/>
    </style:style>
    <style:style style:name="T2964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2965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2966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2967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2968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2969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2970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2971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2972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297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974" style:parent-style-name="Standardnípísmoodstavce" style:family="text">
      <style:text-properties style:font-name="T3Font_20" style:font-name-complex="T3Font_20" fo:font-style="italic" style:font-style-asian="italic" style:font-style-complex="italic" fo:color="#0074B9" style:letter-kerning="false" fo:font-size="12pt" style:font-size-asian="12pt" style:font-size-complex="12pt"/>
    </style:style>
    <style:style style:name="T2975" style:parent-style-name="Standardnípísmoodstavce" style:family="text">
      <style:text-properties style:font-name="T3Font_15" style:font-name-complex="T3Font_15" fo:font-style="italic" style:font-style-asian="italic" style:font-style-complex="italic" fo:color="#0074B9" style:letter-kerning="false" fo:font-size="12pt" style:font-size-asian="12pt" style:font-size-complex="12pt"/>
    </style:style>
    <style:style style:name="T2976" style:parent-style-name="Standardnípísmoodstavce" style:family="text">
      <style:text-properties style:font-name="T3Font_16" style:font-name-complex="T3Font_16" fo:font-style="italic" style:font-style-asian="italic" style:font-style-complex="italic" fo:color="#0074B9" style:letter-kerning="false" fo:font-size="12pt" style:font-size-asian="12pt" style:font-size-complex="12pt"/>
    </style:style>
    <style:style style:name="T2977" style:parent-style-name="Standardnípísmoodstavce" style:family="text">
      <style:text-properties style:font-name="T3Font_14" style:font-name-complex="T3Font_14" fo:font-style="italic" style:font-style-asian="italic" style:font-style-complex="italic" fo:color="#0074B9" style:letter-kerning="false" fo:font-size="12pt" style:font-size-asian="12pt" style:font-size-complex="12pt"/>
    </style:style>
    <style:style style:name="T2978" style:parent-style-name="Standardnípísmoodstavce" style:family="text">
      <style:text-properties style:font-name="T3Font_15" style:font-name-complex="T3Font_15" fo:font-style="italic" style:font-style-asian="italic" style:font-style-complex="italic" fo:color="#0074B9" style:letter-kerning="false" fo:font-size="12pt" style:font-size-asian="12pt" style:font-size-complex="12pt"/>
    </style:style>
    <style:style style:name="T2979" style:parent-style-name="Standardnípísmoodstavce" style:family="text">
      <style:text-properties style:font-name="T3Font_16" style:font-name-complex="T3Font_16" fo:font-style="italic" style:font-style-asian="italic" style:font-style-complex="italic" fo:color="#0074B9" style:letter-kerning="false" fo:font-size="12pt" style:font-size-asian="12pt" style:font-size-complex="12pt"/>
    </style:style>
    <style:style style:name="T2980" style:parent-style-name="Standardnípísmoodstavce" style:family="text">
      <style:text-properties style:font-name="T3Font_15" style:font-name-complex="T3Font_15" fo:font-style="italic" style:font-style-asian="italic" style:font-style-complex="italic" fo:color="#0074B9" style:letter-kerning="false" fo:font-size="12pt" style:font-size-asian="12pt" style:font-size-complex="12pt"/>
    </style:style>
    <style:style style:name="T2981" style:parent-style-name="Standardnípísmoodstavce" style:family="text">
      <style:text-properties style:font-name="T3Font_9" style:font-name-complex="T3Font_9" fo:color="#0074B9" style:letter-kerning="false" fo:font-size="12pt" style:font-size-asian="12pt" style:font-size-complex="12pt"/>
    </style:style>
    <style:style style:name="T2982" style:parent-style-name="Standardnípísmoodstavce" style:family="text">
      <style:text-properties style:font-name="T3Font_6" style:font-name-complex="T3Font_6" fo:color="#0074B9" style:letter-kerning="false" fo:font-size="12pt" style:font-size-asian="12pt" style:font-size-complex="12pt"/>
    </style:style>
    <style:style style:name="T2983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2984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2985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2986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2987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2988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2989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2990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2991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2992" style:parent-style-name="Standardnípísmoodstavce" style:family="text">
      <style:text-properties style:font-name="T3Font_9" style:font-name-complex="T3Font_9" fo:color="#0074B9" style:letter-kerning="false" fo:font-size="12pt" style:font-size-asian="12pt" style:font-size-complex="12pt"/>
    </style:style>
    <style:style style:name="T2993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2994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2995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2996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2997" style:parent-style-name="Standardnípísmoodstavce" style:family="text">
      <style:text-properties style:font-name="T3Font_9" style:font-name-complex="T3Font_9" fo:color="#0074B9" style:letter-kerning="false" fo:font-size="12pt" style:font-size-asian="12pt" style:font-size-complex="12pt"/>
    </style:style>
    <style:style style:name="T2998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2999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3000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3001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3002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</office:automatic-styles>
  <office:body>
    <office:text text:use-soft-page-breaks="true">
      <text:p text:style-name="P1"><text:span text:style-name="T2">K</text:span><text:span text:style-name="T3">a</text:span><text:span text:style-name="T4">mp</text:span><text:span text:style-name="T5">a</text:span><text:span text:style-name="T6">ň v<text:s/></text:span><text:span text:style-name="T7">k</text:span><text:span text:style-name="T8">om</text:span><text:span text:style-name="T9">e</text:span><text:span text:style-name="T10">r</text:span><text:span text:style-name="T11">č</text:span><text:span text:style-name="T12">n</text:span><text:span text:style-name="T13">í</text:span><text:span text:style-name="T14">m<text:s/></text:span><text:span text:style-name="T15">a<text:s/></text:span><text:span text:style-name="T16">n</text:span><text:span text:style-name="T17">e</text:span><text:span text:style-name="T18">z</text:span><text:span text:style-name="T19">i</text:span><text:span text:style-name="T20">s</text:span><text:span text:style-name="T21">k</text:span><text:span text:style-name="T22">ov</text:span><text:span text:style-name="T23">é</text:span><text:span text:style-name="T24">m s</text:span><text:span text:style-name="T25">ek</text:span><text:span text:style-name="T26">toru</text:span></text:p>
      <text:p text:style-name="P27"><text:span text:style-name="T28">K</text:span><text:span text:style-name="T29">om</text:span><text:span text:style-name="T30">e</text:span><text:span text:style-name="T31">r</text:span><text:span text:style-name="T32">č</text:span><text:span text:style-name="T33">n</text:span><text:span text:style-name="T34">í ka</text:span><text:span text:style-name="T35">mp</text:span><text:span text:style-name="T36">a</text:span><text:span text:style-name="T37">ň</text:span></text:p>
      <text:p text:style-name="P38"><text:span text:style-name="T39">K</text:span><text:span text:style-name="T40">om</text:span><text:span text:style-name="T41">e</text:span><text:span text:style-name="T42">r</text:span><text:span text:style-name="T43">č</text:span><text:span text:style-name="T44">n</text:span><text:span text:style-name="T45">í ka</text:span><text:span text:style-name="T46">mp</text:span><text:span text:style-name="T47">a</text:span><text:span text:style-name="T48">ň v</text:span><text:span text:style-name="T49">e<text:s/></text:span><text:span text:style-name="T50">v</text:span><text:span text:style-name="T51">ě</text:span><text:span text:style-name="T52">tš</text:span><text:span text:style-name="T53">i</text:span><text:span text:style-name="T54">n</text:span><text:span text:style-name="T55">ě<text:s/></text:span><text:span text:style-name="T56">př</text:span><text:span text:style-name="T57">í</text:span><text:span text:style-name="T58">p</text:span><text:span text:style-name="T59">ad</text:span><text:span text:style-name="T60">ů sm</text:span><text:span text:style-name="T61">ě</text:span><text:span text:style-name="T62">řu</text:span><text:span text:style-name="T63">je k ja</text:span><text:span text:style-name="T64">sn</text:span><text:span text:style-name="T65">é</text:span><text:span text:style-name="T66">mu<text:s/></text:span><text:span text:style-name="T67">cí</text:span><text:span text:style-name="T68">l</text:span><text:span text:style-name="T69">i</text:span><text:span text:style-name="T70">.<text:s/></text:span><text:span text:style-name="T71">T</text:span><text:span text:style-name="T72">e</text:span><text:span text:style-name="T73">nto<text:s/></text:span><text:span text:style-name="T74">cí</text:span><text:span text:style-name="T75">l můž</text:span><text:span text:style-name="T76">e b</text:span><text:span text:style-name="T77">ýt zvýš</text:span><text:span text:style-name="T78">e</text:span><text:span text:style-name="T79">n</text:span><text:span text:style-name="T80">í</text:span></text:p>
      <text:p text:style-name="P81"><text:span text:style-name="T82">popt</text:span><text:span text:style-name="T83">á</text:span><text:span text:style-name="T84">v</text:span><text:span text:style-name="T85">k</text:span><text:span text:style-name="T86">y po pro</text:span><text:span text:style-name="T87">d</text:span><text:span text:style-name="T88">u</text:span><text:span text:style-name="T89">k</text:span><text:span text:style-name="T90">tu</text:span><text:span text:style-name="T91">,<text:s/></text:span><text:span text:style-name="T92">zvýš</text:span><text:span text:style-name="T93">e</text:span><text:span text:style-name="T94">n</text:span><text:span text:style-name="T95">í<text:s/></text:span><text:span text:style-name="T96">možnost</text:span><text:span text:style-name="T97">í di</text:span><text:span text:style-name="T98">str</text:span><text:span text:style-name="T99">ib</text:span><text:span text:style-name="T100">u</text:span><text:span text:style-name="T101">ce<text:s/></text:span><text:span text:style-name="T102">n</text:span><text:span text:style-name="T103">eb</text:span><text:span text:style-name="T104">o<text:s/></text:span><text:span text:style-name="T105">b</text:span><text:span text:style-name="T106">u</text:span><text:span text:style-name="T107">d</text:span><text:span text:style-name="T108">ov</text:span><text:span text:style-name="T109">á</text:span><text:span text:style-name="T110">n</text:span><text:span text:style-name="T111">í<text:s/></text:span><text:span text:style-name="T112">s</text:span><text:span text:style-name="T113">i</text:span><text:span text:style-name="T114">ln</text:span><text:span text:style-name="T115">ěj</text:span><text:span text:style-name="T116">š</text:span><text:span text:style-name="T117">í<text:s/></text:span><text:span text:style-name="T118">zn</text:span><text:span text:style-name="T119">ačk</text:span><text:span text:style-name="T120">y<text:s/></text:span><text:span text:style-name="T121">a<text:s/></text:span><text:span text:style-name="T122">poz</text:span><text:span text:style-name="T123">ice<text:s/></text:span><text:span text:style-name="T124">n</text:span><text:span text:style-name="T125">a</text:span></text:p>
      <text:p text:style-name="P126"><text:span text:style-name="T127">tr</text:span><text:span text:style-name="T128">h</text:span><text:span text:style-name="T129">u</text:span><text:span text:style-name="T130">.<text:s/></text:span><text:span text:style-name="T131">P</text:span><text:span text:style-name="T132">r</text:span><text:span text:style-name="T133">i</text:span><text:span text:style-name="T134">m</text:span><text:span text:style-name="T135">á</text:span><text:span text:style-name="T136">rn</text:span><text:span text:style-name="T137">í cí</text:span><text:span text:style-name="T138">l<text:s/></text:span><text:span text:style-name="T139">je<text:s/></text:span><text:span text:style-name="T140">vy</text:span><text:span text:style-name="T141">dě</text:span><text:span text:style-name="T142">l</text:span><text:span text:style-name="T143">a</text:span><text:span text:style-name="T144">t p</text:span><text:span text:style-name="T145">e</text:span><text:span text:style-name="T146">n</text:span><text:span text:style-name="T147">í</text:span><text:span text:style-name="T148">z</text:span><text:span text:style-name="T149">e</text:span><text:span text:style-name="T150">,<text:s/></text:span><text:span text:style-name="T151">efek</text:span><text:span text:style-name="T152">t</text:span><text:span text:style-name="T153">i</text:span><text:span text:style-name="T154">vn</text:span><text:span text:style-name="T155">ě<text:s/></text:span><text:span text:style-name="T156">oslov</text:span><text:span text:style-name="T157">i</text:span><text:span text:style-name="T158">t z</text:span><text:span text:style-name="T159">áka</text:span><text:span text:style-name="T160">zn</text:span><text:span text:style-name="T161">ík</text:span><text:span text:style-name="T162">y<text:s/></text:span><text:span text:style-name="T163">a b</text:span><text:span text:style-name="T164">ýt rozpozn</text:span><text:span text:style-name="T165">a</text:span><text:span text:style-name="T166">t</text:span><text:span text:style-name="T167">e</text:span><text:span text:style-name="T168">lný</text:span><text:span text:style-name="T169">.<text:s/></text:span><text:span text:style-name="T170">S</text:span><text:span text:style-name="T171">k</text:span><text:span text:style-name="T172">oro u</text:span></text:p>
      <text:p text:style-name="P173"><text:span text:style-name="T174">vš</text:span><text:span text:style-name="T175">ech<text:s/></text:span><text:span text:style-name="T176">w</text:span><text:span text:style-name="T177">eb</text:span><text:span text:style-name="T178">ový</text:span><text:span text:style-name="T179">ch<text:s/></text:span><text:span text:style-name="T180">str</text:span><text:span text:style-name="T181">á</text:span><text:span text:style-name="T182">n</text:span><text:span text:style-name="T183">ek<text:s/></text:span><text:span text:style-name="T184">r</text:span><text:span text:style-name="T185">ek</text:span><text:span text:style-name="T186">l</text:span><text:span text:style-name="T187">a</text:span><text:span text:style-name="T188">mn</text:span><text:span text:style-name="T189">ích age</text:span><text:span text:style-name="T190">ntur</text:span><text:span text:style-name="T191">,<text:s/></text:span><text:span text:style-name="T192">k</text:span><text:span text:style-name="T193">t</text:span><text:span text:style-name="T194">e</text:span><text:span text:style-name="T195">r</text:span><text:span text:style-name="T196">é i</text:span><text:span text:style-name="T197">nz</text:span><text:span text:style-name="T198">e</text:span><text:span text:style-name="T199">ru</text:span><text:span text:style-name="T200">jí<text:s/></text:span><text:span text:style-name="T201">tvor</text:span><text:span text:style-name="T202">b</text:span><text:span text:style-name="T203">u<text:s/></text:span><text:span text:style-name="T204">k</text:span><text:span text:style-name="T205">om</text:span><text:span text:style-name="T206">e</text:span><text:span text:style-name="T207">r</text:span><text:span text:style-name="T208">č</text:span><text:span text:style-name="T209">n</text:span><text:span text:style-name="T210">ích ka</text:span><text:span text:style-name="T211">mp</text:span><text:span text:style-name="T212">a</text:span><text:span text:style-name="T213">n</text:span><text:span text:style-name="T214">í<text:s/></text:span><text:span text:style-name="T215">s</text:span><text:span text:style-name="T216">e</text:span></text:p>
      <text:p text:style-name="P217"><text:span text:style-name="T218">s</text:span><text:span text:style-name="T219">e</text:span><text:span text:style-name="T220">t</text:span><text:span text:style-name="T221">ká</text:span><text:span text:style-name="T222">m</text:span><text:span text:style-name="T223">e<text:s/></text:span><text:span text:style-name="T224">s<text:s/></text:span><text:span text:style-name="T225">f</text:span><text:span text:style-name="T226">r</text:span><text:span text:style-name="T227">á</text:span><text:span text:style-name="T228">z</text:span><text:span text:style-name="T229">e</text:span><text:span text:style-name="T230">m</text:span><text:span text:style-name="T231">i jak</text:span><text:span text:style-name="T232">o<text:s/></text:span><text:span text:style-name="T233">"</text:span><text:span text:style-name="T234">vy</text:span><text:span text:style-name="T235">dě</text:span><text:span text:style-name="T236">l</text:span><text:span text:style-name="T237">á</text:span><text:span text:style-name="T238">m</text:span><text:span text:style-name="T239">e<text:s/></text:span><text:span text:style-name="T240">V</text:span><text:span text:style-name="T241">á</text:span><text:span text:style-name="T242">m p</text:span><text:span text:style-name="T243">e</text:span><text:span text:style-name="T244">n</text:span><text:span text:style-name="T245">í</text:span><text:span text:style-name="T246">z</text:span><text:span text:style-name="T247">e</text:span><text:span text:style-name="T248">", "</text:span><text:span text:style-name="T249">l</text:span><text:span text:style-name="T250">idé<text:s/></text:span><text:span text:style-name="T251">s</text:span><text:span text:style-name="T252">i<text:s/></text:span><text:span text:style-name="T253">V</text:span><text:span text:style-name="T254">á</text:span><text:span text:style-name="T255">s z</text:span><text:span text:style-name="T256">a</text:span><text:span text:style-name="T257">p</text:span><text:span text:style-name="T258">a</text:span><text:span text:style-name="T259">m</text:span><text:span text:style-name="T260">a</text:span><text:span text:style-name="T261">tu</text:span><text:span text:style-name="T262">jí</text:span><text:span text:style-name="T263">"<text:s/></text:span><text:span text:style-name="T264">a</text:span><text:span text:style-name="T265">po</text:span><text:span text:style-name="T266">d</text:span><text:span text:style-name="T267">.</text:span></text:p>
      <text:p text:style-name="P268"><text:span text:style-name="T269">Ú</text:span><text:span text:style-name="T270">sp</text:span><text:span text:style-name="T271">ěch<text:s/></text:span><text:span text:style-name="T272">r</text:span><text:span text:style-name="T273">ek</text:span><text:span text:style-name="T274">l</text:span><text:span text:style-name="T275">a</text:span><text:span text:style-name="T276">mn</text:span><text:span text:style-name="T277">í ka</text:span><text:span text:style-name="T278">mp</text:span><text:span text:style-name="T279">a</text:span><text:span text:style-name="T280">n</text:span><text:span text:style-name="T281">ě<text:s/></text:span><text:span text:style-name="T282">pr</text:span><text:span text:style-name="T283">i</text:span><text:span text:style-name="T284">m</text:span><text:span text:style-name="T285">á</text:span><text:span text:style-name="T286">rn</text:span><text:span text:style-name="T287">ě<text:s/></text:span><text:span text:style-name="T288">z</text:span><text:span text:style-name="T289">á</text:span><text:span text:style-name="T290">v</text:span><text:span text:style-name="T291">i</text:span><text:span text:style-name="T292">s</text:span><text:span text:style-name="T293">í<text:s/></text:span><text:span text:style-name="T294">n</text:span><text:span text:style-name="T295">a d</text:span><text:span text:style-name="T296">o</text:span><text:span text:style-name="T297">b</text:span><text:span text:style-name="T298">r</text:span><text:span text:style-name="T299">é<text:s/></text:span><text:span text:style-name="T300">r</text:span><text:span text:style-name="T301">ek</text:span><text:span text:style-name="T302">l</text:span><text:span text:style-name="T303">a</text:span><text:span text:style-name="T304">mn</text:span><text:span text:style-name="T305">í<text:s/></text:span><text:span text:style-name="T306">str</text:span><text:span text:style-name="T307">a</text:span><text:span text:style-name="T308">t</text:span><text:span text:style-name="T309">egii</text:span><text:span text:style-name="T310">,<text:s/></text:span><text:span text:style-name="T311">z</text:span><text:span text:style-name="T312">ají</text:span><text:span text:style-name="T313">m</text:span><text:span text:style-name="T314">a</text:span><text:span text:style-name="T315">v</text:span><text:span text:style-name="T316">é k</text:span><text:span text:style-name="T317">r</text:span><text:span text:style-name="T318">ea</text:span><text:span text:style-name="T319">t</text:span><text:span text:style-name="T320">i</text:span><text:span text:style-name="T321">v</text:span><text:span text:style-name="T322">ě</text:span></text:p>
      <text:p text:style-name="P323"><text:span text:style-name="T324">(</text:span><text:span text:style-name="T325">d</text:span><text:span text:style-name="T326">o</text:span><text:span text:style-name="T327">b</text:span><text:span text:style-name="T328">rý<text:s/></text:span><text:span text:style-name="T329">c</text:span><text:span text:style-name="T330">l</text:span><text:span text:style-name="T331">ai</text:span><text:span text:style-name="T332">m</text:span><text:span text:style-name="T333">)<text:s/></text:span><text:span text:style-name="T334">a<text:s/></text:span><text:span text:style-name="T335">n</text:span><text:span text:style-name="T336">a<text:s/></text:span><text:span text:style-name="T337">v</text:span><text:span text:style-name="T338">h</text:span><text:span text:style-name="T339">o</text:span><text:span text:style-name="T340">d</text:span><text:span text:style-name="T341">n</text:span><text:span text:style-name="T342">é<text:s/></text:span><text:span text:style-name="T343">vol</text:span><text:span text:style-name="T344">bě k</text:span><text:span text:style-name="T345">omun</text:span><text:span text:style-name="T346">ikač</text:span><text:span text:style-name="T347">n</text:span><text:span text:style-name="T348">ích ka</text:span><text:span text:style-name="T349">n</text:span><text:span text:style-name="T350">á</text:span><text:span text:style-name="T351">lů<text:s/></text:span><text:span text:style-name="T352">a<text:s/></text:span><text:span text:style-name="T353">m</text:span><text:span text:style-name="T354">édií</text:span><text:span text:style-name="T355">.<text:s/></text:span><text:span text:style-name="T356">S</text:span><text:span text:style-name="T357">u</text:span><text:span text:style-name="T358">bjek</text:span><text:span text:style-name="T359">t s</text:span><text:span text:style-name="T360">i<text:s/></text:span><text:span text:style-name="T361">mus</text:span><text:span text:style-name="T362">í<text:s/></text:span><text:span text:style-name="T363">u</text:span><text:span text:style-name="T364">ja</text:span><text:span text:style-name="T365">sn</text:span><text:span text:style-name="T366">i</text:span><text:span text:style-name="T367">t</text:span><text:span text:style-name="T368">,<text:s/></text:span><text:span text:style-name="T369">k</text:span><text:span text:style-name="T370">o</text:span><text:span text:style-name="T371">h</text:span><text:span text:style-name="T372">o<text:s/></text:span><text:span text:style-name="T373">a</text:span></text:p>
      <text:p text:style-name="P374"><text:span text:style-name="T375">jak chce<text:s/></text:span><text:span text:style-name="T376">oslov</text:span><text:span text:style-name="T377">i</text:span><text:span text:style-name="T378">t</text:span><text:span text:style-name="T379">,<text:s/></text:span><text:span text:style-name="T380">c</text:span><text:span text:style-name="T381">o<text:s/></text:span><text:span text:style-name="T382">chce</text:span><text:span text:style-name="T383">m</text:span><text:span text:style-name="T384">e<text:s/></text:span><text:span text:style-name="T385">ř</text:span><text:span text:style-name="T386">íci a c</text:span><text:span text:style-name="T387">o s</text:span><text:span text:style-name="T388">i č</text:span><text:span text:style-name="T389">lov</text:span><text:span text:style-name="T390">ěk<text:s/></text:span><text:span text:style-name="T391">m</text:span><text:span text:style-name="T392">á<text:s/></text:span><text:span text:style-name="T393">z</text:span><text:span text:style-name="T394">e<text:s/></text:span><text:span text:style-name="T395">s</text:span><text:span text:style-name="T396">dě</text:span><text:span text:style-name="T397">l</text:span><text:span text:style-name="T398">e</text:span><text:span text:style-name="T399">n</text:span><text:span text:style-name="T400">í<text:s/></text:span><text:span text:style-name="T401">o</text:span><text:span text:style-name="T402">d</text:span><text:span text:style-name="T403">n</text:span><text:span text:style-name="T404">é</text:span><text:span text:style-name="T405">st</text:span><text:span text:style-name="T406">.</text:span></text:p>
      <text:p text:style-name="P407"><text:span text:style-name="T408">K</text:span><text:span text:style-name="T409">om</text:span><text:span text:style-name="T410">e</text:span><text:span text:style-name="T411">r</text:span><text:span text:style-name="T412">č</text:span><text:span text:style-name="T413">n</text:span><text:span text:style-name="T414">í<text:s/></text:span><text:span text:style-name="T415">r</text:span><text:span text:style-name="T416">ek</text:span><text:span text:style-name="T417">l</text:span><text:span text:style-name="T418">a</text:span><text:span text:style-name="T419">mn</text:span><text:span text:style-name="T420">í ka</text:span><text:span text:style-name="T421">mp</text:span><text:span text:style-name="T422">a</text:span><text:span text:style-name="T423">ň s</text:span><text:span text:style-name="T424">e<text:s/></text:span><text:span text:style-name="T425">v</text:span><text:span text:style-name="T426">ě</text:span><text:span text:style-name="T427">tš</text:span><text:span text:style-name="T428">i</text:span><text:span text:style-name="T429">nov</text:span><text:span text:style-name="T430">ě<text:s/></text:span><text:span text:style-name="T431">využ</text:span><text:span text:style-name="T432">í</text:span><text:span text:style-name="T433">v</text:span><text:span text:style-name="T434">á k<text:s/></text:span><text:span text:style-name="T435">po</text:span><text:span text:style-name="T436">d</text:span><text:span text:style-name="T437">poř</text:span><text:span text:style-name="T438">e<text:s/></text:span><text:span text:style-name="T439">nov</text:span><text:span text:style-name="T440">éh</text:span><text:span text:style-name="T441">o pro</text:span><text:span text:style-name="T442">d</text:span><text:span text:style-name="T443">u</text:span><text:span text:style-name="T444">k</text:span><text:span text:style-name="T445">tu</text:span><text:span text:style-name="T446">,<text:s/></text:span><text:span text:style-name="T447">nov</text:span><text:span text:style-name="T448">é<text:s/></text:span><text:span text:style-name="T449">zn</text:span><text:span text:style-name="T450">ačk</text:span><text:span text:style-name="T451">y</text:span><text:span text:style-name="T452">,</text:span></text:p>
      <text:p text:style-name="P453"><text:span text:style-name="T454">př</text:span><text:span text:style-name="T455">edá</text:span><text:span text:style-name="T456">n</text:span><text:span text:style-name="T457">í i</text:span><text:span text:style-name="T458">n</text:span><text:span text:style-name="T459">f</text:span><text:span text:style-name="T460">orm</text:span><text:span text:style-name="T461">ací<text:s/></text:span><text:span text:style-name="T462">o sl</text:span><text:span text:style-name="T463">e</text:span><text:span text:style-name="T464">v</text:span><text:span text:style-name="T465">ě či akci a</text:span><text:span text:style-name="T466">po</text:span><text:span text:style-name="T467">d</text:span><text:span text:style-name="T468">.<text:s/></text:span><text:span text:style-name="T469">C</text:span><text:span text:style-name="T470">hce</text:span><text:span text:style-name="T471">m</text:span><text:span text:style-name="T472">e jí</text:span><text:span text:style-name="T473">t z</text:span><text:span text:style-name="T474">a cí</text:span><text:span text:style-name="T475">l</text:span><text:span text:style-name="T476">i jak</text:span><text:span text:style-name="T477">o<text:s/></text:span><text:span text:style-name="T478">je<text:s/></text:span><text:span text:style-name="T479">zvýš</text:span><text:span text:style-name="T480">e</text:span><text:span text:style-name="T481">n</text:span><text:span text:style-name="T482">í<text:s/></text:span><text:span text:style-name="T483">pro</text:span><text:span text:style-name="T484">deje<text:s/></text:span><text:span text:style-name="T485">pro</text:span><text:span text:style-name="T486">d</text:span><text:span text:style-name="T487">u</text:span><text:span text:style-name="T488">k</text:span><text:span text:style-name="T489">tu</text:span><text:span text:style-name="T490">,</text:span></text:p>
      <text:p text:style-name="P491"><text:span text:style-name="T492">o</text:span><text:span text:style-name="T493">bec</text:span><text:span text:style-name="T494">n</text:span><text:span text:style-name="T495">é<text:s/></text:span><text:span text:style-name="T496">zvýš</text:span><text:span text:style-name="T497">e</text:span><text:span text:style-name="T498">n</text:span><text:span text:style-name="T499">í<text:s/></text:span><text:span text:style-name="T500">z</text:span><text:span text:style-name="T501">i</text:span><text:span text:style-name="T502">s</text:span><text:span text:style-name="T503">k</text:span><text:span text:style-name="T504">u<text:s/></text:span><text:span text:style-name="T505">a<text:s/></text:span><text:span text:style-name="T506">pov</text:span><text:span text:style-name="T507">ěd</text:span><text:span text:style-name="T508">om</text:span><text:span text:style-name="T509">í<text:s/></text:span><text:span text:style-name="T510">o zn</text:span><text:span text:style-name="T511">ačce<text:s/></text:span><text:span text:style-name="T512">n</text:span><text:span text:style-name="T513">eb</text:span><text:span text:style-name="T514">o<text:s/></text:span><text:span text:style-name="T515">fi</text:span><text:span text:style-name="T516">rm</text:span><text:span text:style-name="T517">ě</text:span><text:span text:style-name="T518">.<text:s/></text:span><text:span text:style-name="T519">V<text:s/></text:span><text:span text:style-name="T520">prů</text:span><text:span text:style-name="T521">běh</text:span><text:span text:style-name="T522">u<text:s/></text:span><text:span text:style-name="T523">a<text:s/></text:span><text:span text:style-name="T524">po uz</text:span><text:span text:style-name="T525">a</text:span><text:span text:style-name="T526">vř</text:span><text:span text:style-name="T527">e</text:span><text:span text:style-name="T528">n</text:span><text:span text:style-name="T529">í k</text:span><text:span text:style-name="T530">om</text:span><text:span text:style-name="T531">e</text:span><text:span text:style-name="T532">r</text:span><text:span text:style-name="T533">č</text:span><text:span text:style-name="T534">n</text:span><text:span text:style-name="T535">í</text:span></text:p>
      <text:p text:style-name="P536"><text:span text:style-name="T537">ka</text:span><text:span text:style-name="T538">mp</text:span><text:span text:style-name="T539">a</text:span><text:span text:style-name="T540">n</text:span><text:span text:style-name="T541">ě<text:s/></text:span><text:span text:style-name="T542">s</text:span><text:span text:style-name="T543">e ka</text:span><text:span text:style-name="T544">mp</text:span><text:span text:style-name="T545">a</text:span><text:span text:style-name="T546">ň vy</text:span><text:span text:style-name="T547">h</text:span><text:span text:style-name="T548">o</text:span><text:span text:style-name="T549">d</text:span><text:span text:style-name="T550">no</text:span><text:span text:style-name="T551">c</text:span><text:span text:style-name="T552">u</text:span><text:span text:style-name="T553">je a h</text:span><text:span text:style-name="T554">o</text:span><text:span text:style-name="T555">d</text:span><text:span text:style-name="T556">not</text:span><text:span text:style-name="T557">í<text:s/></text:span><text:span text:style-name="T558">s</text:span><text:span text:style-name="T559">e jak<text:s/></text:span><text:span text:style-name="T560">n</text:span><text:span text:style-name="T561">a</text:span><text:span text:style-name="T562">pln</text:span><text:span text:style-name="T563">ě</text:span><text:span text:style-name="T564">n</text:span><text:span text:style-name="T565">í jejích h</text:span><text:span text:style-name="T566">l</text:span><text:span text:style-name="T567">a</text:span><text:span text:style-name="T568">vn</text:span><text:span text:style-name="T569">ích cí</text:span><text:span text:style-name="T570">lů</text:span><text:span text:style-name="T571">,<text:s/></text:span><text:span text:style-name="T572">t</text:span><text:span text:style-name="T573">ak i jejích</text:span></text:p>
      <text:p text:style-name="P574"><text:span text:style-name="T575">v</text:span><text:span text:style-name="T576">ed</text:span><text:span text:style-name="T577">l</text:span><text:span text:style-name="T578">ej</text:span><text:span text:style-name="T579">š</text:span><text:span text:style-name="T580">ích cí</text:span><text:span text:style-name="T581">lů</text:span><text:span text:style-name="T582">.<text:s/></text:span><text:span text:style-name="T583">D</text:span><text:span text:style-name="T584">a</text:span><text:span text:style-name="T585">lš</text:span><text:span text:style-name="T586">í</text:span><text:span text:style-name="T587">m<text:s/></text:span><text:span text:style-name="T588">b</text:span><text:span text:style-name="T589">o</text:span><text:span text:style-name="T590">de</text:span><text:span text:style-name="T591">m<text:s/></text:span><text:span text:style-name="T592">je<text:s/></text:span><text:span text:style-name="T593">vy</text:span><text:span text:style-name="T594">h</text:span><text:span text:style-name="T595">o</text:span><text:span text:style-name="T596">d</text:span><text:span text:style-name="T597">no</text:span><text:span text:style-name="T598">ce</text:span><text:span text:style-name="T599">n</text:span><text:span text:style-name="T600">í<text:s/></text:span><text:span text:style-name="T601">rozpo</text:span><text:span text:style-name="T602">č</text:span><text:span text:style-name="T603">tu<text:s/></text:span><text:span text:style-name="T604">a<text:s/></text:span><text:span text:style-name="T605">n</text:span><text:span text:style-name="T606">ák</text:span><text:span text:style-name="T607">l</text:span><text:span text:style-name="T608">ad</text:span><text:span text:style-name="T609">ů n</text:span><text:span text:style-name="T610">a jed</text:span><text:span text:style-name="T611">no</text:span><text:span text:style-name="T612">h</text:span><text:span text:style-name="T613">o oslov</text:span><text:span text:style-name="T614">e</text:span><text:span text:style-name="T615">n</text:span><text:span text:style-name="T616">éh</text:span><text:span text:style-name="T617">o</text:span></text:p>
      <text:p text:style-name="P618"><text:span text:style-name="T619">č</text:span><text:span text:style-name="T620">lov</text:span><text:span text:style-name="T621">ěka</text:span><text:span text:style-name="T622">.<text:s/></text:span><text:span text:style-name="T623">M</text:span><text:span text:style-name="T624">o</text:span><text:span text:style-name="T625">de</text:span><text:span text:style-name="T626">rn</text:span><text:span text:style-name="T627">í<text:s/></text:span><text:span text:style-name="T628">n</text:span><text:span text:style-name="T629">á</text:span><text:span text:style-name="T630">stro</text:span><text:span text:style-name="T631">je jak</text:span><text:span text:style-name="T632">o<text:s/></text:span><text:span text:style-name="T633">G</text:span><text:span text:style-name="T634">oo</text:span><text:span text:style-name="T635">g</text:span><text:span text:style-name="T636">l</text:span><text:span text:style-name="T637">e<text:s/></text:span><text:span text:style-name="T638">A</text:span><text:span text:style-name="T639">n</text:span><text:span text:style-name="T640">a</text:span><text:span text:style-name="T641">lyt</text:span><text:span text:style-name="T642">ic</text:span><text:span text:style-name="T643">s<text:s/></text:span><text:span text:style-name="T644">d</text:span><text:span text:style-name="T645">o</text:span><text:span text:style-name="T646">ká</text:span><text:span text:style-name="T647">žou sl</text:span><text:span text:style-name="T648">ed</text:span><text:span text:style-name="T649">ov</text:span><text:span text:style-name="T650">a</text:span><text:span text:style-name="T651">t<text:s/></text:span><text:span text:style-name="T652">i<text:s/></text:span><text:span text:style-name="T653">sp</text:span><text:span text:style-name="T654">ecifič</text:span><text:span text:style-name="T655">t</text:span><text:span text:style-name="T656">ěj</text:span><text:span text:style-name="T657">š</text:span><text:span text:style-name="T658">í<text:s/></text:span><text:span text:style-name="T659">u</text:span><text:span text:style-name="T660">dá</text:span><text:span text:style-name="T661">lost</text:span><text:span text:style-name="T662">i</text:span><text:span text:style-name="T663">,<text:s/></text:span><text:span text:style-name="T664">jak</text:span><text:span text:style-name="T665">o</text:span></text:p>
      <text:p text:style-name="P666"><text:span text:style-name="T667">n</text:span><text:span text:style-name="T668">a</text:span><text:span text:style-name="T669">př</text:span><text:span text:style-name="T670">.<text:s/></text:span><text:span text:style-name="T671">ch</text:span><text:span text:style-name="T672">ov</text:span><text:span text:style-name="T673">á</text:span><text:span text:style-name="T674">n</text:span><text:span text:style-name="T675">í<text:s/></text:span><text:span text:style-name="T676">už</text:span><text:span text:style-name="T677">i</text:span><text:span text:style-name="T678">v</text:span><text:span text:style-name="T679">a</text:span><text:span text:style-name="T680">t</text:span><text:span text:style-name="T681">e</text:span><text:span text:style-name="T682">lů<text:s/></text:span><text:span text:style-name="T683">a jejich k</text:span><text:span text:style-name="T684">onv</text:span><text:span text:style-name="T685">e</text:span><text:span text:style-name="T686">rz</text:span><text:span text:style-name="T687">e a<text:s/></text:span><text:span text:style-name="T688">pro</text:span><text:span text:style-name="T689">deje</text:span><text:span text:style-name="T690">.<text:s/></text:span><text:span text:style-name="T691">D</text:span><text:span text:style-name="T692">ík</text:span><text:span text:style-name="T693">y t</text:span><text:span text:style-name="T694">ě</text:span><text:span text:style-name="T695">mto n</text:span><text:span text:style-name="T696">á</text:span><text:span text:style-name="T697">stro</text:span><text:span text:style-name="T698">j</text:span><text:span text:style-name="T699">ům</text:span><text:span text:style-name="T700">,<text:s/></text:span><text:span text:style-name="T701">k</text:span><text:span text:style-name="T702">t</text:span><text:span text:style-name="T703">e</text:span><text:span text:style-name="T704">r</text:span><text:span text:style-name="T705">é<text:s/></text:span><text:span text:style-name="T706">umožňu</text:span><text:span text:style-name="T707">jí</text:span></text:p>
      <text:p text:style-name="P708"><text:span text:style-name="T709">ka</text:span><text:span text:style-name="T710">mp</text:span><text:span text:style-name="T711">a</text:span><text:span text:style-name="T712">ň sl</text:span><text:span text:style-name="T713">ed</text:span><text:span text:style-name="T714">ov</text:span><text:span text:style-name="T715">a</text:span><text:span text:style-name="T716">t s</text:span><text:span text:style-name="T717">k</text:span><text:span text:style-name="T718">ut</text:span><text:span text:style-name="T719">eč</text:span><text:span text:style-name="T720">n</text:span><text:span text:style-name="T721">ě d</text:span><text:span text:style-name="T722">o po</text:span><text:span text:style-name="T723">d</text:span><text:span text:style-name="T724">ro</text:span><text:span text:style-name="T725">b</text:span><text:span text:style-name="T726">n</text:span><text:span text:style-name="T727">a<text:s/></text:span><text:span text:style-name="T728">s</text:span><text:span text:style-name="T729">e<text:s/></text:span><text:span text:style-name="T730">p</text:span><text:span text:style-name="T731">ak ka</text:span><text:span text:style-name="T732">mp</text:span><text:span text:style-name="T733">a</text:span><text:span text:style-name="T734">ň<text:s/></text:span><text:span text:style-name="T735">dá<text:s/></text:span><text:span text:style-name="T736">opt</text:span><text:span text:style-name="T737">i</text:span><text:span text:style-name="T738">m</text:span><text:span text:style-name="T739">a</text:span><text:span text:style-name="T740">l</text:span><text:span text:style-name="T741">i</text:span><text:span text:style-name="T742">zov</text:span><text:span text:style-name="T743">a</text:span><text:span text:style-name="T744">t z</text:span><text:span text:style-name="T745">a běh</text:span><text:span text:style-name="T746">u n</text:span><text:span text:style-name="T747">a<text:s/></text:span><text:span text:style-name="T748">v</text:span><text:span text:style-name="T749">e</text:span><text:span text:style-name="T750">l</text:span><text:span text:style-name="T751">ice</text:span></text:p>
      <text:p text:style-name="P752"><text:span text:style-name="T753">de</text:span><text:span text:style-name="T754">t</text:span><text:span text:style-name="T755">ai</text:span><text:span text:style-name="T756">ln</text:span><text:span text:style-name="T757">í<text:s/></text:span><text:span text:style-name="T758">úrovn</text:span><text:span text:style-name="T759">i</text:span><text:span text:style-name="T760">.</text:span></text:p>
      <text:p text:style-name="P761"><text:span text:style-name="T762">N</text:span><text:span text:style-name="T763">ek</text:span><text:span text:style-name="T764">om</text:span><text:span text:style-name="T765">e</text:span><text:span text:style-name="T766">r</text:span><text:span text:style-name="T767">č</text:span><text:span text:style-name="T768">n</text:span><text:span text:style-name="T769">í ka</text:span><text:span text:style-name="T770">mp</text:span><text:span text:style-name="T771">a</text:span><text:span text:style-name="T772">ň</text:span></text:p>
      <text:p text:style-name="P773"><text:span text:style-name="T774">K</text:span><text:span text:style-name="T775">a</text:span><text:span text:style-name="T776">mp</text:span><text:span text:style-name="T777">a</text:span><text:span text:style-name="T778">ň v n</text:span><text:span text:style-name="T779">e</text:span><text:span text:style-name="T780">z</text:span><text:span text:style-name="T781">i</text:span><text:span text:style-name="T782">s</text:span><text:span text:style-name="T783">k</text:span><text:span text:style-name="T784">ov</text:span><text:span text:style-name="T785">é</text:span><text:span text:style-name="T786">m s</text:span><text:span text:style-name="T787">ek</text:span><text:span text:style-name="T788">toru<text:s/></text:span><text:span text:style-name="T789">je<text:s/></text:span><text:span text:style-name="T790">ozn</text:span><text:span text:style-name="T791">ač</text:span><text:span text:style-name="T792">ov</text:span><text:span text:style-name="T793">á</text:span><text:span text:style-name="T794">n</text:span><text:span text:style-name="T795">a jak</text:span><text:span text:style-name="T796">o<text:s/></text:span><text:span text:style-name="T797">n</text:span><text:span text:style-name="T798">ek</text:span><text:span text:style-name="T799">om</text:span><text:span text:style-name="T800">e</text:span><text:span text:style-name="T801">r</text:span><text:span text:style-name="T802">č</text:span><text:span text:style-name="T803">n</text:span><text:span text:style-name="T804">í<text:s/></text:span><text:span text:style-name="T805">r</text:span><text:span text:style-name="T806">ek</text:span><text:span text:style-name="T807">l</text:span><text:span text:style-name="T808">a</text:span><text:span text:style-name="T809">m</text:span><text:span text:style-name="T810">a</text:span><text:span text:style-name="T811">.<text:s/></text:span><text:span text:style-name="T812">J</text:span><text:span text:style-name="T813">ak</text:span><text:span text:style-name="T814">o n</text:span><text:span text:style-name="T815">ek</text:span><text:span text:style-name="T816">om</text:span><text:span text:style-name="T817">e</text:span><text:span text:style-name="T818">r</text:span><text:span text:style-name="T819">č</text:span><text:span text:style-name="T820">n</text:span><text:span text:style-name="T821">í</text:span></text:p>
      <text:p text:style-name="P822"><text:span text:style-name="T823">r</text:span><text:span text:style-name="T824">ek</text:span><text:span text:style-name="T825">l</text:span><text:span text:style-name="T826">a</text:span><text:span text:style-name="T827">mu můž</text:span><text:span text:style-name="T828">e</text:span><text:span text:style-name="T829">m</text:span><text:span text:style-name="T830">e defi</text:span><text:span text:style-name="T831">nov</text:span><text:span text:style-name="T832">a</text:span><text:span text:style-name="T833">t<text:s/></text:span><text:span text:style-name="T834">jak</text:span><text:span text:style-name="T835">o r</text:span><text:span text:style-name="T836">ek</text:span><text:span text:style-name="T837">l</text:span><text:span text:style-name="T838">a</text:span><text:span text:style-name="T839">mu</text:span><text:span text:style-name="T840">,<text:s/></text:span><text:span text:style-name="T841">k</text:span><text:span text:style-name="T842">t</text:span><text:span text:style-name="T843">e</text:span><text:span text:style-name="T844">r</text:span><text:span text:style-name="T845">á<text:s/></text:span><text:span text:style-name="T846">n</text:span><text:span text:style-name="T847">ea</text:span><text:span text:style-name="T848">p</text:span><text:span text:style-name="T849">e</text:span><text:span text:style-name="T850">lu</text:span><text:span text:style-name="T851">je<text:s/></text:span><text:span text:style-name="T852">n</text:span><text:span text:style-name="T853">a<text:s/></text:span><text:span text:style-name="T854">spotř</text:span><text:span text:style-name="T855">eb</text:span><text:span text:style-name="T856">n</text:span><text:span text:style-name="T857">í ch</text:span><text:span text:style-name="T858">ov</text:span><text:span text:style-name="T859">á</text:span><text:span text:style-name="T860">n</text:span><text:span text:style-name="T861">í</text:span><text:span text:style-name="T862">,<text:s/></text:span><text:span text:style-name="T863">a</text:span><text:span text:style-name="T864">l</text:span><text:span text:style-name="T865">e<text:s/></text:span><text:span text:style-name="T866">n</text:span><text:span text:style-name="T867">abádá</text:span></text:p>
      <text:p text:style-name="P868"><text:span text:style-name="T869">č</text:span><text:span text:style-name="T870">lov</text:span><text:span text:style-name="T871">ěka k ji</text:span><text:span text:style-name="T872">n</text:span><text:span text:style-name="T873">é akci</text:span><text:span text:style-name="T874">.<text:s/></text:span><text:span text:style-name="T875">N</text:span><text:span text:style-name="T876">ek</text:span><text:span text:style-name="T877">om</text:span><text:span text:style-name="T878">e</text:span><text:span text:style-name="T879">r</text:span><text:span text:style-name="T880">č</text:span><text:span text:style-name="T881">n</text:span><text:span text:style-name="T882">í<text:s/></text:span><text:span text:style-name="T883">r</text:span><text:span text:style-name="T884">ek</text:span><text:span text:style-name="T885">l</text:span><text:span text:style-name="T886">a</text:span><text:span text:style-name="T887">m</text:span><text:span text:style-name="T888">a<text:s/></text:span><text:span text:style-name="T889">s</text:span><text:span text:style-name="T890">i<text:s/></text:span><text:span text:style-name="T891">ovš</text:span><text:span text:style-name="T892">e</text:span><text:span text:style-name="T893">m st</text:span><text:span text:style-name="T894">á</text:span><text:span text:style-name="T895">l</text:span><text:span text:style-name="T896">e<text:s/></text:span><text:span text:style-name="T897">z</text:span><text:span text:style-name="T898">ach</text:span><text:span text:style-name="T899">ov</text:span><text:span text:style-name="T900">á</text:span><text:span text:style-name="T901">v</text:span><text:span text:style-name="T902">á<text:s/></text:span><text:span text:style-name="T903">st</text:span><text:span text:style-name="T904">ej</text:span><text:span text:style-name="T905">n</text:span><text:span text:style-name="T906">é<text:s/></text:span><text:span text:style-name="T907">t</text:span><text:span text:style-name="T908">ech</text:span><text:span text:style-name="T909">n</text:span><text:span text:style-name="T910">ik</text:span><text:span text:style-name="T911">y<text:s/></text:span><text:span text:style-name="T912">a<text:s/></text:span><text:span text:style-name="T913">t</text:span><text:span text:style-name="T914">ak</text:span><text:span text:style-name="T915">t</text:span><text:span text:style-name="T916">ik</text:span><text:span text:style-name="T917">y</text:span><text:span text:style-name="T918">,</text:span></text:p>
      <text:p text:style-name="P919"><text:span text:style-name="T920">jak</text:span><text:span text:style-name="T921">o r</text:span><text:span text:style-name="T922">ek</text:span><text:span text:style-name="T923">l</text:span><text:span text:style-name="T924">a</text:span><text:span text:style-name="T925">m</text:span><text:span text:style-name="T926">a k</text:span><text:span text:style-name="T927">onv</text:span><text:span text:style-name="T928">e</text:span><text:span text:style-name="T929">n</text:span><text:span text:style-name="T930">č</text:span><text:span text:style-name="T931">n</text:span><text:span text:style-name="T932">íh</text:span><text:span text:style-name="T933">o typu</text:span><text:span text:style-name="T934">.<text:s/></text:span><text:span text:style-name="T935">P</text:span><text:span text:style-name="T936">ř</text:span><text:span text:style-name="T937">ík</text:span><text:span text:style-name="T938">l</text:span><text:span text:style-name="T939">ade</text:span><text:span text:style-name="T940">m můžou<text:s/></text:span><text:span text:style-name="T941">b</text:span><text:span text:style-name="T942">ýt r</text:span><text:span text:style-name="T943">ek</text:span><text:span text:style-name="T944">l</text:span><text:span text:style-name="T945">a</text:span><text:span text:style-name="T946">mn</text:span><text:span text:style-name="T947">í<text:s/></text:span><text:span text:style-name="T948">pos</text:span><text:span text:style-name="T949">e</text:span><text:span text:style-name="T950">lstv</text:span><text:span text:style-name="T951">í</text:span><text:span text:style-name="T952">,<text:s/></text:span><text:span text:style-name="T953">k</text:span><text:span text:style-name="T954">t</text:span><text:span text:style-name="T955">e</text:span><text:span text:style-name="T956">r</text:span><text:span text:style-name="T957">á<text:s/></text:span><text:span text:style-name="T958">vyzýv</text:span><text:span text:style-name="T959">ají<text:s/></text:span><text:span text:style-name="T960">n</text:span><text:span text:style-name="T961">a</text:span><text:span text:style-name="T962">př</text:span><text:span text:style-name="T963">.:</text:span></text:p>
      <text:p text:style-name="P964"><text:span text:style-name="T965">ro</text:span><text:span text:style-name="T966">diče</text:span><text:span text:style-name="T967">,<text:s/></text:span><text:span text:style-name="T968">ab</text:span><text:span text:style-name="T969">y<text:s/></text:span><text:span text:style-name="T970">b</text:span><text:span text:style-name="T971">yl</text:span><text:span text:style-name="T972">i<text:s/></text:span><text:span text:style-name="T973">vů</text:span><text:span text:style-name="T974">či<text:s/></text:span><text:span text:style-name="T975">svým<text:s/></text:span><text:span text:style-name="T976">dě</text:span><text:span text:style-name="T977">t</text:span><text:span text:style-name="T978">e</text:span><text:span text:style-name="T979">m o</text:span><text:span text:style-name="T980">h</text:span><text:span text:style-name="T981">l</text:span><text:span text:style-name="T982">ed</text:span><text:span text:style-name="T983">upln</text:span><text:span text:style-name="T984">í</text:span></text:p>
      <text:p text:style-name="P985"><text:span text:style-name="T986">m</text:span><text:span text:style-name="T987">aji</text:span><text:span text:style-name="T988">t</text:span><text:span text:style-name="T989">e</text:span><text:span text:style-name="T990">l</text:span><text:span text:style-name="T991">é<text:s/></text:span><text:span text:style-name="T992">psů</text:span><text:span text:style-name="T993">,<text:s/></text:span><text:span text:style-name="T994">ab</text:span><text:span text:style-name="T995">y po sv</text:span><text:span text:style-name="T996">é</text:span><text:span text:style-name="T997">m<text:s/></text:span><text:span text:style-name="T998">č</text:span><text:span text:style-name="T999">tyřno</text:span><text:span text:style-name="T1000">hé</text:span><text:span text:style-name="T1001">m m</text:span><text:span text:style-name="T1002">i</text:span><text:span text:style-name="T1003">l</text:span><text:span text:style-name="T1004">áčk</text:span><text:span text:style-name="T1005">ov</text:span><text:span text:style-name="T1006">i<text:s/></text:span><text:span text:style-name="T1007">u</text:span><text:span text:style-name="T1008">k</text:span><text:span text:style-name="T1009">l</text:span><text:span text:style-name="T1010">í</text:span><text:span text:style-name="T1011">z</text:span><text:span text:style-name="T1012">e</text:span><text:span text:style-name="T1013">l</text:span><text:span text:style-name="T1014">i e</text:span><text:span text:style-name="T1015">x</text:span><text:span text:style-name="T1016">k</text:span><text:span text:style-name="T1017">r</text:span><text:span text:style-name="T1018">e</text:span><text:span text:style-name="T1019">m</text:span><text:span text:style-name="T1020">e</text:span><text:span text:style-name="T1021">nty</text:span></text:p>
      <text:p text:style-name="P1022"><text:span text:style-name="T1023">k d</text:span><text:span text:style-name="T1024">o</text:span><text:span text:style-name="T1025">d</text:span><text:span text:style-name="T1026">ržov</text:span><text:span text:style-name="T1027">á</text:span><text:span text:style-name="T1028">n</text:span><text:span text:style-name="T1029">í<text:s/></text:span><text:span text:style-name="T1030">s</text:span><text:span text:style-name="T1031">i</text:span><text:span text:style-name="T1032">ln</text:span><text:span text:style-name="T1033">ič</text:span><text:span text:style-name="T1034">n</text:span><text:span text:style-name="T1035">ích<text:s/></text:span><text:span text:style-name="T1036">př</text:span><text:span text:style-name="T1037">ed</text:span><text:span text:style-name="T1038">p</text:span><text:span text:style-name="T1039">i</text:span><text:span text:style-name="T1040">sů</text:span></text:p>
      <text:p text:style-name="P1041"><text:span text:style-name="T1042">T</text:span><text:span text:style-name="T1043">yto<text:s/></text:span><text:span text:style-name="T1044">d</text:span><text:span text:style-name="T1045">ru</text:span><text:span text:style-name="T1046">h</text:span><text:span text:style-name="T1047">y r</text:span><text:span text:style-name="T1048">ek</text:span><text:span text:style-name="T1049">l</text:span><text:span text:style-name="T1050">a</text:span><text:span text:style-name="T1051">my<text:s/></text:span><text:span text:style-name="T1052">defi</text:span><text:span text:style-name="T1053">nu</text:span><text:span text:style-name="T1054">je</text:span><text:span text:style-name="T1055">m</text:span><text:span text:style-name="T1056">e jak</text:span><text:span text:style-name="T1057">o<text:s/></text:span><text:span text:style-name="T1058">"</text:span><text:span text:style-name="T1059">ryz</text:span><text:span text:style-name="T1060">e<text:s/></text:span><text:span text:style-name="T1061">n</text:span><text:span text:style-name="T1062">ek</text:span><text:span text:style-name="T1063">om</text:span><text:span text:style-name="T1064">e</text:span><text:span text:style-name="T1065">r</text:span><text:span text:style-name="T1066">č</text:span><text:span text:style-name="T1067">n</text:span><text:span text:style-name="T1068">í</text:span><text:span text:style-name="T1069">", (</text:span><text:span text:style-name="T1070">H</text:span><text:span text:style-name="T1071">aj</text:span><text:span text:style-name="T1072">nův výro</text:span><text:span text:style-name="T1073">k</text:span><text:span text:style-name="T1074">)<text:s/></text:span><text:span text:style-name="T1075">je</text:span><text:span text:style-name="T1076">l</text:span><text:span text:style-name="T1077">ik</text:span><text:span text:style-name="T1078">ož v n</text:span><text:span text:style-name="T1079">ich<text:s/></text:span><text:span text:style-name="T1080">n</text:span><text:span text:style-name="T1081">e</text:span><text:span text:style-name="T1082">půso</text:span><text:span text:style-name="T1083">bí</text:span></text:p>
      <text:p text:style-name="P1084"><text:span text:style-name="T1085">ž</text:span><text:span text:style-name="T1086">ád</text:span><text:span text:style-name="T1087">n</text:span><text:span text:style-name="T1088">á<text:s/></text:span><text:span text:style-name="T1089">zn</text:span><text:span text:style-name="T1090">ačka</text:span><text:span text:style-name="T1091">,<text:s/></text:span><text:span text:style-name="T1092">služ</text:span><text:span text:style-name="T1093">ba<text:s/></text:span><text:span text:style-name="T1094">n</text:span><text:span text:style-name="T1095">eb</text:span><text:span text:style-name="T1096">o pro</text:span><text:span text:style-name="T1097">d</text:span><text:span text:style-name="T1098">u</text:span><text:span text:style-name="T1099">k</text:span><text:span text:style-name="T1100">t</text:span><text:span text:style-name="T1101">,<text:s/></text:span><text:span text:style-name="T1102">k jeh</text:span><text:span text:style-name="T1103">ož<text:s/></text:span><text:span text:style-name="T1104">k</text:span><text:span text:style-name="T1105">oup</text:span><text:span text:style-name="T1106">i b</text:span><text:span text:style-name="T1107">y r</text:span><text:span text:style-name="T1108">ek</text:span><text:span text:style-name="T1109">l</text:span><text:span text:style-name="T1110">a</text:span><text:span text:style-name="T1111">m</text:span><text:span text:style-name="T1112">a<text:s/></text:span><text:span text:style-name="T1113">mo</text:span><text:span text:style-name="T1114">h</text:span><text:span text:style-name="T1115">l</text:span><text:span text:style-name="T1116">a<text:s/></text:span><text:span text:style-name="T1117">n</text:span><text:span text:style-name="T1118">abáda</text:span><text:span text:style-name="T1119">t</text:span><text:span text:style-name="T1120">.<text:s/></text:span><text:span text:style-name="T1121">N</text:span><text:span text:style-name="T1122">ek</text:span><text:span text:style-name="T1123">om</text:span><text:span text:style-name="T1124">e</text:span><text:span text:style-name="T1125">r</text:span><text:span text:style-name="T1126">č</text:span><text:span text:style-name="T1127">n</text:span><text:span text:style-name="T1128">í</text:span></text:p>
      <text:p text:style-name="P1129"><text:span text:style-name="T1130">r</text:span><text:span text:style-name="T1131">ek</text:span><text:span text:style-name="T1132">l</text:span><text:span text:style-name="T1133">a</text:span><text:span text:style-name="T1134">m</text:span><text:span text:style-name="T1135">a<text:s/></text:span><text:span text:style-name="T1136">můž</text:span><text:span text:style-name="T1137">e<text:s/></text:span><text:span text:style-name="T1138">m</text:span><text:span text:style-name="T1139">í</text:span><text:span text:style-name="T1140">t<text:s/></text:span><text:span text:style-name="T1141">ek</text:span><text:span text:style-name="T1142">onom</text:span><text:span text:style-name="T1143">ické d</text:span><text:span text:style-name="T1144">ůsl</text:span><text:span text:style-name="T1145">edk</text:span><text:span text:style-name="T1146">y</text:span><text:span text:style-name="T1147">,<text:s/></text:span><text:span text:style-name="T1148">a</text:span><text:span text:style-name="T1149">ť už<text:s/></text:span><text:span text:style-name="T1150">ch</text:span><text:span text:style-name="T1151">t</text:span><text:span text:style-name="T1152">ě</text:span><text:span text:style-name="T1153">n</text:span><text:span text:style-name="T1154">é či<text:s/></text:span><text:span text:style-name="T1155">n</text:span><text:span text:style-name="T1156">ech</text:span><text:span text:style-name="T1157">t</text:span><text:span text:style-name="T1158">ě</text:span><text:span text:style-name="T1159">n</text:span><text:span text:style-name="T1160">é</text:span><text:span text:style-name="T1161">.<text:s/></text:span><text:span text:style-name="T1162">R</text:span><text:span text:style-name="T1163">ek</text:span><text:span text:style-name="T1164">l</text:span><text:span text:style-name="T1165">a</text:span><text:span text:style-name="T1166">m</text:span><text:span text:style-name="T1167">a<text:s/></text:span><text:span text:style-name="T1168">BESIP</text:span><text:span text:style-name="T1169">u</text:span><text:span text:style-name="T1170">,<text:s/></text:span><text:span text:style-name="T1171">k</text:span><text:span text:style-name="T1172">t</text:span><text:span text:style-name="T1173">e</text:span><text:span text:style-name="T1174">r</text:span><text:span text:style-name="T1175">á</text:span></text:p>
      <text:p text:style-name="P1176"><text:span text:style-name="T1177">n</text:span><text:span text:style-name="T1178">abádá<text:s/></text:span><text:span text:style-name="T1179">ř</text:span><text:span text:style-name="T1180">idiče</text:span><text:span text:style-name="T1181">,<text:s/></text:span><text:span text:style-name="T1182">ab</text:span><text:span text:style-name="T1183">y z</text:span><text:span text:style-name="T1184">a jí</text:span><text:span text:style-name="T1185">z</text:span><text:span text:style-name="T1186">d</text:span><text:span text:style-name="T1187">y<text:s/></text:span><text:span text:style-name="T1188">d</text:span><text:span text:style-name="T1189">rž</text:span><text:span text:style-name="T1190">e</text:span><text:span text:style-name="T1191">l</text:span><text:span text:style-name="T1192">i<text:s/></text:span><text:span text:style-name="T1193">m</text:span><text:span text:style-name="T1194">í</text:span><text:span text:style-name="T1195">sto vol</text:span><text:span text:style-name="T1196">a</text:span><text:span text:style-name="T1197">ntů mo</text:span><text:span text:style-name="T1198">bi</text:span><text:span text:style-name="T1199">l<text:s/></text:span><text:span text:style-name="T1200">je<text:s/></text:span><text:span text:style-name="T1201">v z</text:span><text:span text:style-name="T1202">áj</text:span><text:span text:style-name="T1203">mu pro</text:span><text:span text:style-name="T1204">dejc</text:span><text:span text:style-name="T1205">ů<text:s/></text:span><text:span text:style-name="T1206">ha</text:span><text:span text:style-name="T1207">n</text:span><text:span text:style-name="T1208">d</text:span><text:span text:style-name="T1209">s</text:span><text:span text:style-name="T1210">f</text:span><text:span text:style-name="T1211">r</text:span><text:span text:style-name="T1212">ee<text:s/></text:span><text:span text:style-name="T1213">z</text:span><text:span text:style-name="T1214">a</text:span><text:span text:style-name="T1215">ř</text:span><text:span text:style-name="T1216">í</text:span><text:span text:style-name="T1217">z</text:span><text:span text:style-name="T1218">e</text:span><text:span text:style-name="T1219">n</text:span><text:span text:style-name="T1220">í</text:span><text:span text:style-name="T1221">.</text:span></text:p>
      <text:p text:style-name="P1222"><text:span text:style-name="T1223">(</text:span><text:span text:style-name="T1224">T</text:span><text:span text:style-name="T1225">ro</text:span><text:span text:style-name="T1226">ch</text:span><text:span text:style-name="T1227">u st</text:span><text:span text:style-name="T1228">a</text:span><text:span text:style-name="T1229">rš</text:span><text:span text:style-name="T1230">í<text:s/></text:span><text:span text:style-name="T1231">př</text:span><text:span text:style-name="T1232">ík</text:span><text:span text:style-name="T1233">l</text:span><text:span text:style-name="T1234">ad</text:span><text:span text:style-name="T1235">,<text:s/></text:span><text:span text:style-name="T1236">a</text:span><text:span text:style-name="T1237">l</text:span><text:span text:style-name="T1238">e f</text:span><text:span text:style-name="T1239">un</text:span><text:span text:style-name="T1240">kč</text:span><text:span text:style-name="T1241">n</text:span><text:span text:style-name="T1242">í</text:span><text:span text:style-name="T1243">)</text:span></text:p>
      <text:p text:style-name="P1244"><text:span text:style-name="T1245">O<text:s/></text:span><text:span text:style-name="T1246">ka</text:span><text:span text:style-name="T1247">mp</text:span><text:span text:style-name="T1248">a</text:span><text:span text:style-name="T1249">n</text:span><text:span text:style-name="T1250">ě<text:s/></text:span><text:span text:style-name="T1251">v n</text:span><text:span text:style-name="T1252">e</text:span><text:span text:style-name="T1253">z</text:span><text:span text:style-name="T1254">i</text:span><text:span text:style-name="T1255">s</text:span><text:span text:style-name="T1256">k</text:span><text:span text:style-name="T1257">ov</text:span><text:span text:style-name="T1258">é</text:span><text:span text:style-name="T1259">m s</text:span><text:span text:style-name="T1260">ek</text:span><text:span text:style-name="T1261">toru s</text:span><text:span text:style-name="T1262">e ča</text:span><text:span text:style-name="T1263">sto v</text:span><text:span text:style-name="T1264">ede k</text:span><text:span text:style-name="T1265">on</text:span><text:span text:style-name="T1266">k</text:span><text:span text:style-name="T1267">ur</text:span><text:span text:style-name="T1268">e</text:span><text:span text:style-name="T1269">n</text:span><text:span text:style-name="T1270">č</text:span><text:span text:style-name="T1271">n</text:span><text:span text:style-name="T1272">í b</text:span><text:span text:style-name="T1273">o</text:span><text:span text:style-name="T1274">j<text:s/></text:span><text:span text:style-name="T1275">o</text:span><text:span text:style-name="T1276">d<text:s/></text:span><text:span text:style-name="T1277">různý</text:span><text:span text:style-name="T1278">ch<text:s/></text:span><text:span text:style-name="T1279">r</text:span><text:span text:style-name="T1280">ek</text:span><text:span text:style-name="T1281">l</text:span><text:span text:style-name="T1282">a</text:span><text:span text:style-name="T1283">mn</text:span><text:span text:style-name="T1284">ích</text:span></text:p>
      <text:p text:style-name="P1285"><text:span text:style-name="T1286">age</text:span><text:span text:style-name="T1287">ntur</text:span><text:span text:style-name="T1288">,<text:s/></text:span><text:span text:style-name="T1289">k</text:span><text:span text:style-name="T1290">t</text:span><text:span text:style-name="T1291">e</text:span><text:span text:style-name="T1292">r</text:span><text:span text:style-name="T1293">é<text:s/></text:span><text:span text:style-name="T1294">s</text:span><text:span text:style-name="T1295">e<text:s/></text:span><text:span text:style-name="T1296">u</text:span><text:span text:style-name="T1297">ch</text:span><text:span text:style-name="T1298">ylu</text:span><text:span text:style-name="T1299">jí k<text:s/></text:span><text:span text:style-name="T1300">různým n</text:span><text:span text:style-name="T1301">eka</text:span><text:span text:style-name="T1302">lým t</text:span><text:span text:style-name="T1303">ak</text:span><text:span text:style-name="T1304">t</text:span><text:span text:style-name="T1305">iká</text:span><text:span text:style-name="T1306">m</text:span><text:span text:style-name="T1307">,<text:s/></text:span><text:span text:style-name="T1308">jak</text:span><text:span text:style-name="T1309">o<text:s/></text:span><text:span text:style-name="T1310">je<text:s/></text:span><text:span text:style-name="T1311">n</text:span><text:span text:style-name="T1312">a</text:span><text:span text:style-name="T1313">př</text:span><text:span text:style-name="T1314">.<text:s/></text:span><text:span text:style-name="T1315">po</text:span><text:span text:style-name="T1316">d</text:span><text:span text:style-name="T1317">pl</text:span><text:span text:style-name="T1318">áce</text:span><text:span text:style-name="T1319">n</text:span><text:span text:style-name="T1320">í</text:span><text:span text:style-name="T1321">.<text:s/></text:span><text:span text:style-name="T1322">R</text:span><text:span text:style-name="T1323">yz</text:span><text:span text:style-name="T1324">e</text:span></text:p>
      <text:p text:style-name="P1325"><text:span text:style-name="T1326">n</text:span><text:span text:style-name="T1327">ek</text:span><text:span text:style-name="T1328">om</text:span><text:span text:style-name="T1329">e</text:span><text:span text:style-name="T1330">r</text:span><text:span text:style-name="T1331">č</text:span><text:span text:style-name="T1332">n</text:span><text:span text:style-name="T1333">í<text:s/></text:span><text:span text:style-name="T1334">r</text:span><text:span text:style-name="T1335">ek</text:span><text:span text:style-name="T1336">l</text:span><text:span text:style-name="T1337">a</text:span><text:span text:style-name="T1338">my<text:s/></text:span><text:span text:style-name="T1339">b</text:span><text:span text:style-name="T1340">ýv</text:span><text:span text:style-name="T1341">ají<text:s/></text:span><text:span text:style-name="T1342">n</text:span><text:span text:style-name="T1343">ěkd</text:span><text:span text:style-name="T1344">y v</text:span><text:span text:style-name="T1345">e</text:span><text:span text:style-name="T1346">l</text:span><text:span text:style-name="T1347">ice<text:s/></text:span><text:span text:style-name="T1348">v</text:span><text:span text:style-name="T1349">e</text:span><text:span text:style-name="T1350">l</text:span><text:span text:style-name="T1351">k</text:span><text:span text:style-name="T1352">orys</text:span><text:span text:style-name="T1353">e fi</text:span><text:span text:style-name="T1354">n</text:span><text:span text:style-name="T1355">a</text:span><text:span text:style-name="T1356">n</text:span><text:span text:style-name="T1357">c</text:span><text:span text:style-name="T1358">ov</text:span><text:span text:style-name="T1359">á</text:span><text:span text:style-name="T1360">ny z v</text:span><text:span text:style-name="T1361">e</text:span><text:span text:style-name="T1362">ř</text:span><text:span text:style-name="T1363">ej</text:span><text:span text:style-name="T1364">ný</text:span><text:span text:style-name="T1365">ch<text:s/></text:span><text:span text:style-name="T1366">z</text:span><text:span text:style-name="T1367">d</text:span><text:span text:style-name="T1368">ro</text:span><text:span text:style-name="T1369">j</text:span><text:span text:style-name="T1370">ů<text:s/></text:span><text:span text:style-name="T1371">a<text:s/></text:span><text:span text:style-name="T1372">pro</text:span></text:p>
      <text:p text:style-name="P1373"><text:span text:style-name="T1374">age</text:span><text:span text:style-name="T1375">nturu s</text:span><text:span text:style-name="T1376">e jed</text:span><text:span text:style-name="T1377">n</text:span><text:span text:style-name="T1378">á<text:s/></text:span><text:span text:style-name="T1379">o v</text:span><text:span text:style-name="T1380">e</text:span><text:span text:style-name="T1381">l</text:span><text:span text:style-name="T1382">ice<text:s/></text:span><text:span text:style-name="T1383">lu</text:span><text:span text:style-name="T1384">k</text:span><text:span text:style-name="T1385">r</text:span><text:span text:style-name="T1386">a</text:span><text:span text:style-name="T1387">t</text:span><text:span text:style-name="T1388">i</text:span><text:span text:style-name="T1389">vn</text:span><text:span text:style-name="T1390">í a<text:s/></text:span><text:span text:style-name="T1391">spol</text:span><text:span text:style-name="T1392">eh</text:span><text:span text:style-name="T1393">l</text:span><text:span text:style-name="T1394">i</text:span><text:span text:style-name="T1395">vý z</text:span><text:span text:style-name="T1396">d</text:span><text:span text:style-name="T1397">ro</text:span><text:span text:style-name="T1398">j<text:s/></text:span><text:span text:style-name="T1399">př</text:span><text:span text:style-name="T1400">íj</text:span><text:span text:style-name="T1401">mů</text:span><text:span text:style-name="T1402">.</text:span></text:p>
      <text:p text:style-name="P1403"><text:span text:style-name="T1404">P</text:span><text:span text:style-name="T1405">o</text:span><text:span text:style-name="T1406">d</text:span><text:span text:style-name="T1407">l</text:span><text:span text:style-name="T1408">e bě</text:span><text:span text:style-name="T1409">žn</text:span><text:span text:style-name="T1410">é e</text:span><text:span text:style-name="T1411">vrops</text:span><text:span text:style-name="T1412">ké<text:s/></text:span><text:span text:style-name="T1413">roz</text:span><text:span text:style-name="T1414">h</text:span><text:span text:style-name="T1415">o</text:span><text:span text:style-name="T1416">d</text:span><text:span text:style-name="T1417">ov</text:span><text:span text:style-name="T1418">ací<text:s/></text:span><text:span text:style-name="T1419">pr</text:span><text:span text:style-name="T1420">a</text:span><text:span text:style-name="T1421">x</text:span><text:span text:style-name="T1422">e<text:s/></text:span><text:span text:style-name="T1423">t</text:span><text:span text:style-name="T1424">ak</text:span><text:span text:style-name="T1425">t</text:span><text:span text:style-name="T1426">é</text:span><text:span text:style-name="T1427">ž n</text:span><text:span text:style-name="T1428">e</text:span><text:span text:style-name="T1429">n</text:span><text:span text:style-name="T1430">í<text:s/></text:span><text:span text:style-name="T1431">př</text:span><text:span text:style-name="T1432">í</text:span><text:span text:style-name="T1433">pustn</text:span><text:span text:style-name="T1434">é</text:span><text:span text:style-name="T1435">,<text:s/></text:span><text:span text:style-name="T1436">ab</text:span><text:span text:style-name="T1437">y v<text:s/></text:span><text:span text:style-name="T1438">k</text:span><text:span text:style-name="T1439">om</text:span><text:span text:style-name="T1440">e</text:span><text:span text:style-name="T1441">r</text:span><text:span text:style-name="T1442">č</text:span><text:span text:style-name="T1443">n</text:span><text:span text:style-name="T1444">í<text:s/></text:span><text:span text:style-name="T1445">r</text:span><text:span text:style-name="T1446">ek</text:span><text:span text:style-name="T1447">l</text:span><text:span text:style-name="T1448">a</text:span><text:span text:style-name="T1449">m</text:span><text:span text:style-name="T1450">ě b</text:span><text:span text:style-name="T1451">ylo</text:span></text:p>
      <text:p text:style-name="P1452"><text:span text:style-name="T1453">využ</text:span><text:span text:style-name="T1454">í</text:span><text:span text:style-name="T1455">v</text:span><text:span text:style-name="T1456">á</text:span><text:span text:style-name="T1457">no v</text:span><text:span text:style-name="T1458">e</text:span><text:span text:style-name="T1459">ř</text:span><text:span text:style-name="T1460">ej</text:span><text:span text:style-name="T1461">ný</text:span><text:span text:style-name="T1462">ch a</text:span><text:span text:style-name="T1463">utor</text:span><text:span text:style-name="T1464">i</text:span><text:span text:style-name="T1465">t</text:span><text:span text:style-name="T1466">,<text:s/></text:span><text:span text:style-name="T1467">t</text:span><text:span text:style-name="T1468">.</text:span><text:span text:style-name="T1469">j</text:span><text:span text:style-name="T1470">.<text:s/></text:span><text:span text:style-name="T1471">význ</text:span><text:span text:style-name="T1472">a</text:span><text:span text:style-name="T1473">mn</text:span><text:span text:style-name="T1474">í<text:s/></text:span><text:span text:style-name="T1475">pol</text:span><text:span text:style-name="T1476">i</text:span><text:span text:style-name="T1477">t</text:span><text:span text:style-name="T1478">ici</text:span><text:span text:style-name="T1479">,<text:s/></text:span><text:span text:style-name="T1480">př</text:span><text:span text:style-name="T1481">ed</text:span><text:span text:style-name="T1482">st</text:span><text:span text:style-name="T1483">a</text:span><text:span text:style-name="T1484">v</text:span><text:span text:style-name="T1485">i</text:span><text:span text:style-name="T1486">t</text:span><text:span text:style-name="T1487">e</text:span><text:span text:style-name="T1488">l</text:span><text:span text:style-name="T1489">é cí</text:span><text:span text:style-name="T1490">r</text:span><text:span text:style-name="T1491">k</text:span><text:span text:style-name="T1492">v</text:span><text:span text:style-name="T1493">í</text:span><text:span text:style-name="T1494">,<text:s/></text:span><text:span text:style-name="T1495">akade</text:span><text:span text:style-name="T1496">m</text:span><text:span text:style-name="T1497">ici a</text:span><text:span text:style-name="T1498">tp</text:span><text:span text:style-name="T1499">. -<text:s/></text:span><text:span text:style-name="T1500">o</text:span><text:span text:style-name="T1501">d</text:span></text:p>
      <text:p text:style-name="P1502"><text:span text:style-name="T1503">t</text:span><text:span text:style-name="T1504">ěch</text:span><text:span text:style-name="T1505">to oso</text:span><text:span text:style-name="T1506">b<text:s/></text:span><text:span text:style-name="T1507">s</text:span><text:span text:style-name="T1508">e<text:s/></text:span><text:span text:style-name="T1509">vyž</text:span><text:span text:style-name="T1510">ad</text:span><text:span text:style-name="T1511">u</text:span><text:span text:style-name="T1512">je<text:s/></text:span><text:span text:style-name="T1513">n</text:span><text:span text:style-name="T1514">e</text:span><text:span text:style-name="T1515">utr</text:span><text:span text:style-name="T1516">a</text:span><text:span text:style-name="T1517">l</text:span><text:span text:style-name="T1518">i</text:span><text:span text:style-name="T1519">t</text:span><text:span text:style-name="T1520">a</text:span><text:span text:style-name="T1521">.<text:s/></text:span><text:span text:style-name="T1522">V<text:s/></text:span><text:span text:style-name="T1523">n</text:span><text:span text:style-name="T1524">ek</text:span><text:span text:style-name="T1525">om</text:span><text:span text:style-name="T1526">e</text:span><text:span text:style-name="T1527">r</text:span><text:span text:style-name="T1528">č</text:span><text:span text:style-name="T1529">n</text:span><text:span text:style-name="T1530">í<text:s/></text:span><text:span text:style-name="T1531">r</text:span><text:span text:style-name="T1532">ek</text:span><text:span text:style-name="T1533">l</text:span><text:span text:style-name="T1534">a</text:span><text:span text:style-name="T1535">m</text:span><text:span text:style-name="T1536">ě<text:s/></text:span><text:span text:style-name="T1537">s</text:span><text:span text:style-name="T1538">e<text:s/></text:span><text:span text:style-name="T1539">to zpr</text:span><text:span text:style-name="T1540">a</text:span><text:span text:style-name="T1541">v</text:span><text:span text:style-name="T1542">id</text:span><text:span text:style-name="T1543">l</text:span><text:span text:style-name="T1544">a<text:s/></text:span><text:span text:style-name="T1545">n</text:span><text:span text:style-name="T1546">e</text:span><text:span text:style-name="T1547">ř</text:span><text:span text:style-name="T1548">e</text:span><text:span text:style-name="T1549">š</text:span><text:span text:style-name="T1550">í</text:span><text:span text:style-name="T1551">,<text:s/></text:span><text:span text:style-name="T1552">po</text:span><text:span text:style-name="T1553">k</text:span><text:span text:style-name="T1554">u</text:span><text:span text:style-name="T1555">d<text:s/></text:span><text:span text:style-name="T1556">s</text:span><text:span text:style-name="T1557">e</text:span></text:p>
      <text:p text:style-name="P1558"><text:span text:style-name="T1559">jed</text:span><text:span text:style-name="T1560">n</text:span><text:span text:style-name="T1561">á<text:s/></text:span><text:span text:style-name="T1562">o r</text:span><text:span text:style-name="T1563">ek</text:span><text:span text:style-name="T1564">l</text:span><text:span text:style-name="T1565">a</text:span><text:span text:style-name="T1566">mu ryz</text:span><text:span text:style-name="T1567">e<text:s/></text:span><text:span text:style-name="T1568">n</text:span><text:span text:style-name="T1569">ek</text:span><text:span text:style-name="T1570">om</text:span><text:span text:style-name="T1571">e</text:span><text:span text:style-name="T1572">r</text:span><text:span text:style-name="T1573">č</text:span><text:span text:style-name="T1574">n</text:span><text:span text:style-name="T1575">íh</text:span><text:span text:style-name="T1576">o typu</text:span><text:span text:style-name="T1577">,<text:s/></text:span><text:span text:style-name="T1578">v</text:span><text:span text:style-name="T1579">e</text:span><text:span text:style-name="T1580">ř</text:span><text:span text:style-name="T1581">ej</text:span><text:span text:style-name="T1582">n</text:span><text:span text:style-name="T1583">á a</text:span><text:span text:style-name="T1584">utor</text:span><text:span text:style-name="T1585">i</text:span><text:span text:style-name="T1586">t</text:span><text:span text:style-name="T1587">a<text:s/></text:span><text:span text:style-name="T1588">n</text:span><text:span text:style-name="T1589">e</text:span><text:span text:style-name="T1590">n</text:span><text:span text:style-name="T1591">í<text:s/></text:span><text:span text:style-name="T1592">po</text:span><text:span text:style-name="T1593">d</text:span><text:span text:style-name="T1594">pl</text:span><text:span text:style-name="T1595">ace</text:span><text:span text:style-name="T1596">n</text:span><text:span text:style-name="T1597">á<text:s/></text:span><text:span text:style-name="T1598">n</text:span><text:span text:style-name="T1599">eb</text:span><text:span text:style-name="T1600">o n</text:span><text:span text:style-name="T1601">e</text:span><text:span text:style-name="T1602">n</text:span><text:span text:style-name="T1603">í ji</text:span><text:span text:style-name="T1604">n</text:span><text:span text:style-name="T1605">ak</text:span></text:p>
      <text:p text:style-name="P1606"><text:span text:style-name="T1607">n</text:span><text:span text:style-name="T1608">e</text:span><text:span text:style-name="T1609">v</text:span><text:span text:style-name="T1610">h</text:span><text:span text:style-name="T1611">o</text:span><text:span text:style-name="T1612">d</text:span><text:span text:style-name="T1613">n</text:span><text:span text:style-name="T1614">á<text:s/></text:span><text:span text:style-name="T1615">pro sp</text:span><text:span text:style-name="T1616">ecifick</text:span><text:span text:style-name="T1617">ý typ r</text:span><text:span text:style-name="T1618">ek</text:span><text:span text:style-name="T1619">l</text:span><text:span text:style-name="T1620">a</text:span><text:span text:style-name="T1621">my</text:span><text:span text:style-name="T1622">.<text:s/></text:span><text:span text:style-name="T1623">S</text:span><text:span text:style-name="T1624">a</text:span><text:span text:style-name="T1625">mozř</text:span><text:span text:style-name="T1626">ej</text:span><text:span text:style-name="T1627">m</text:span><text:span text:style-name="T1628">ě<text:s/></text:span><text:span text:style-name="T1629">mus</text:span><text:span text:style-name="T1630">í<text:s/></text:span><text:span text:style-name="T1631">oso</text:span><text:span text:style-name="T1632">ba dá</text:span><text:span text:style-name="T1633">t povol</text:span><text:span text:style-name="T1634">e</text:span><text:span text:style-name="T1635">n</text:span><text:span text:style-name="T1636">í ke<text:s/></text:span><text:span text:style-name="T1637">sv</text:span><text:span text:style-name="T1638">é</text:span><text:span text:style-name="T1639">mu použ</text:span><text:span text:style-name="T1640">i</text:span><text:span text:style-name="T1641">t</text:span><text:span text:style-name="T1642">í</text:span><text:span text:style-name="T1643">,</text:span></text:p>
      <text:soft-page-break/>
      <text:p text:style-name="P1644"><text:span text:style-name="T1645">st</text:span><text:span text:style-name="T1646">ej</text:span><text:span text:style-name="T1647">n</text:span><text:span text:style-name="T1648">ě jak</text:span><text:span text:style-name="T1649">o u<text:s/></text:span><text:span text:style-name="T1650">k</text:span><text:span text:style-name="T1651">om</text:span><text:span text:style-name="T1652">e</text:span><text:span text:style-name="T1653">r</text:span><text:span text:style-name="T1654">č</text:span><text:span text:style-name="T1655">n</text:span><text:span text:style-name="T1656">í<text:s/></text:span><text:span text:style-name="T1657">r</text:span><text:span text:style-name="T1658">ek</text:span><text:span text:style-name="T1659">l</text:span><text:span text:style-name="T1660">a</text:span><text:span text:style-name="T1661">my s</text:span><text:span text:style-name="T1662">e<text:s/></text:span><text:span text:style-name="T1663">z</text:span><text:span text:style-name="T1664">de<text:s/></text:span><text:span text:style-name="T1665">s</text:span><text:span text:style-name="T1666">e</text:span><text:span text:style-name="T1667">t</text:span><text:span text:style-name="T1668">ká</text:span><text:span text:style-name="T1669">m</text:span><text:span text:style-name="T1670">e<text:s/></text:span><text:span text:style-name="T1671">s nutnost</text:span><text:span text:style-name="T1672">í<text:s/></text:span><text:span text:style-name="T1673">svol</text:span><text:span text:style-name="T1674">e</text:span><text:span text:style-name="T1675">n</text:span><text:span text:style-name="T1676">í k<text:s/></text:span><text:span text:style-name="T1677">použ</text:span><text:span text:style-name="T1678">i</text:span><text:span text:style-name="T1679">t</text:span><text:span text:style-name="T1680">í jak<text:s/></text:span><text:span text:style-name="T1681">um</text:span><text:span text:style-name="T1682">ě</text:span><text:span text:style-name="T1683">l</text:span><text:span text:style-name="T1684">eck</text:span><text:span text:style-name="T1685">ý</text:span><text:span text:style-name="T1686">ch</text:span></text:p>
      <text:p text:style-name="P1687"><text:span text:style-name="T1688">n</text:span><text:span text:style-name="T1689">eb</text:span><text:span text:style-name="T1690">o ost</text:span><text:span text:style-name="T1691">a</text:span><text:span text:style-name="T1692">tn</text:span><text:span text:style-name="T1693">ích dě</text:span><text:span text:style-name="T1694">l</text:span><text:span text:style-name="T1695">.<text:s/></text:span><text:span text:style-name="T1696">J</text:span><text:span text:style-name="T1697">i</text:span><text:span text:style-name="T1698">ž zm</text:span><text:span text:style-name="T1699">í</text:span><text:span text:style-name="T1700">n</text:span><text:span text:style-name="T1701">ě</text:span><text:span text:style-name="T1702">n</text:span><text:span text:style-name="T1703">é<text:s/></text:span><text:span text:style-name="T1704">oso</text:span><text:span text:style-name="T1705">b</text:span><text:span text:style-name="T1706">y t</text:span><text:span text:style-name="T1707">aké k</text:span><text:span text:style-name="T1708">ontrolu</text:span><text:span text:style-name="T1709">jí</text:span><text:span text:style-name="T1710">,<text:s/></text:span><text:span text:style-name="T1711">jak ča</text:span><text:span text:style-name="T1712">sto v r</text:span><text:span text:style-name="T1713">ek</text:span><text:span text:style-name="T1714">l</text:span><text:span text:style-name="T1715">a</text:span><text:span text:style-name="T1716">m</text:span><text:span text:style-name="T1717">ách<text:s/></text:span><text:span text:style-name="T1718">vystupu</text:span><text:span text:style-name="T1719">jí</text:span><text:span text:style-name="T1720">,<text:s/></text:span><text:span text:style-name="T1721">ab</text:span><text:span text:style-name="T1722">y</text:span></text:p>
      <text:p text:style-name="P1723"><text:span text:style-name="T1724">jejich<text:s/></text:span><text:span text:style-name="T1725">tv</text:span><text:span text:style-name="T1726">á</text:span><text:span text:style-name="T1727">ř n</text:span><text:span text:style-name="T1728">e</text:span><text:span text:style-name="T1729">z</text:span><text:span text:style-name="T1730">e</text:span><text:span text:style-name="T1731">vš</text:span><text:span text:style-name="T1732">ed</text:span><text:span text:style-name="T1733">n</text:span><text:span text:style-name="T1734">ě</text:span><text:span text:style-name="T1735">l</text:span><text:span text:style-name="T1736">a</text:span><text:span text:style-name="T1737">.</text:span></text:p>
      <text:p text:style-name="P1738"><text:span text:style-name="T1739">I<text:s/></text:span><text:span text:style-name="T1740">ryz</text:span><text:span text:style-name="T1741">e<text:s/></text:span><text:span text:style-name="T1742">n</text:span><text:span text:style-name="T1743">ek</text:span><text:span text:style-name="T1744">om</text:span><text:span text:style-name="T1745">e</text:span><text:span text:style-name="T1746">r</text:span><text:span text:style-name="T1747">č</text:span><text:span text:style-name="T1748">n</text:span><text:span text:style-name="T1749">í<text:s/></text:span><text:span text:style-name="T1750">r</text:span><text:span text:style-name="T1751">ek</text:span><text:span text:style-name="T1752">l</text:span><text:span text:style-name="T1753">a</text:span><text:span text:style-name="T1754">my n</text:span><text:span text:style-name="T1755">ej</text:span><text:span text:style-name="T1756">sou vž</text:span><text:span text:style-name="T1757">d</text:span><text:span text:style-name="T1758">y n</text:span><text:span text:style-name="T1759">a<text:s/></text:span><text:span text:style-name="T1760">stopro</text:span><text:span text:style-name="T1761">ce</text:span><text:span text:style-name="T1762">ntn</text:span><text:span text:style-name="T1763">ě d</text:span><text:span text:style-name="T1764">o</text:span><text:span text:style-name="T1765">b</text:span><text:span text:style-name="T1766">r</text:span><text:span text:style-name="T1767">é<text:s/></text:span><text:span text:style-name="T1768">str</text:span><text:span text:style-name="T1769">a</text:span><text:span text:style-name="T1770">n</text:span><text:span text:style-name="T1771">ě<text:s/></text:span><text:span text:style-name="T1772">-<text:s/></text:span><text:span text:style-name="T1773">mo</text:span><text:span text:style-name="T1774">h</text:span><text:span text:style-name="T1775">ou</text:span></text:p>
      <text:p text:style-name="P1776"><text:span text:style-name="T1777">zprostř</text:span><text:span text:style-name="T1778">edk</text:span><text:span text:style-name="T1779">ov</text:span><text:span text:style-name="T1780">á</text:span><text:span text:style-name="T1781">v</text:span><text:span text:style-name="T1782">a</text:span><text:span text:style-name="T1783">t sporn</text:span><text:span text:style-name="T1784">é h</text:span><text:span text:style-name="T1785">o</text:span><text:span text:style-name="T1786">d</text:span><text:span text:style-name="T1787">noty n</text:span><text:span text:style-name="T1788">eb</text:span><text:span text:style-name="T1789">o použ</text:span><text:span text:style-name="T1790">í</text:span><text:span text:style-name="T1791">v</text:span><text:span text:style-name="T1792">a</text:span><text:span text:style-name="T1793">t pro</text:span><text:span text:style-name="T1794">b</text:span><text:span text:style-name="T1795">l</text:span><text:span text:style-name="T1796">e</text:span><text:span text:style-name="T1797">m</text:span><text:span text:style-name="T1798">a</text:span><text:span text:style-name="T1799">t</text:span><text:span text:style-name="T1800">ické<text:s/></text:span><text:span text:style-name="T1801">postupy<text:s/></text:span><text:span text:style-name="T1802">k<text:s/></text:span><text:span text:style-name="T1803">pros</text:span><text:span text:style-name="T1804">a</text:span><text:span text:style-name="T1805">zov</text:span><text:span text:style-name="T1806">á</text:span><text:span text:style-name="T1807">n</text:span><text:span text:style-name="T1808">í</text:span></text:p>
      <text:p text:style-name="P1809"><text:span text:style-name="T1810">h</text:span><text:span text:style-name="T1811">o</text:span><text:span text:style-name="T1812">d</text:span><text:span text:style-name="T1813">not</text:span><text:span text:style-name="T1814">,<text:s/></text:span><text:span text:style-name="T1815">k</text:span><text:span text:style-name="T1816">t</text:span><text:span text:style-name="T1817">e</text:span><text:span text:style-name="T1818">r</text:span><text:span text:style-name="T1819">é j</text:span><text:span text:style-name="T1820">sou spol</text:span><text:span text:style-name="T1821">eč</text:span><text:span text:style-name="T1822">nost</text:span><text:span text:style-name="T1823">í<text:s/></text:span><text:span text:style-name="T1824">zpr</text:span><text:span text:style-name="T1825">a</text:span><text:span text:style-name="T1826">v</text:span><text:span text:style-name="T1827">id</text:span><text:span text:style-name="T1828">l</text:span><text:span text:style-name="T1829">a<text:s/></text:span><text:span text:style-name="T1830">př</text:span><text:span text:style-name="T1831">ijí</text:span><text:span text:style-name="T1832">m</text:span><text:span text:style-name="T1833">á</text:span><text:span text:style-name="T1834">ny</text:span><text:span text:style-name="T1835">.</text:span></text:p>
      <text:p text:style-name="P1836"><text:span text:style-name="T1837">D</text:span><text:span text:style-name="T1838">á</text:span><text:span text:style-name="T1839">l</text:span><text:span text:style-name="T1840">e<text:s/></text:span><text:span text:style-name="T1841">s</text:span><text:span text:style-name="T1842">e<text:s/></text:span><text:span text:style-name="T1843">n</text:span><text:span text:style-name="T1844">a<text:s/></text:span><text:span text:style-name="T1845">ryz</text:span><text:span text:style-name="T1846">e<text:s/></text:span><text:span text:style-name="T1847">n</text:span><text:span text:style-name="T1848">ek</text:span><text:span text:style-name="T1849">om</text:span><text:span text:style-name="T1850">e</text:span><text:span text:style-name="T1851">r</text:span><text:span text:style-name="T1852">č</text:span><text:span text:style-name="T1853">n</text:span><text:span text:style-name="T1854">í<text:s/></text:span><text:span text:style-name="T1855">r</text:span><text:span text:style-name="T1856">ek</text:span><text:span text:style-name="T1857">l</text:span><text:span text:style-name="T1858">a</text:span><text:span text:style-name="T1859">mu upl</text:span><text:span text:style-name="T1860">a</text:span><text:span text:style-name="T1861">tňu</text:span><text:span text:style-name="T1862">je<text:s/></text:span><text:span text:style-name="T1863">z</text:span><text:span text:style-name="T1864">áka</text:span><text:span text:style-name="T1865">z vys</text:span><text:span text:style-name="T1866">í</text:span><text:span text:style-name="T1867">l</text:span><text:span text:style-name="T1868">á</text:span><text:span text:style-name="T1869">n</text:span><text:span text:style-name="T1870">í<text:s/></text:span><text:span text:style-name="T1871">v</text:span><text:span text:style-name="T1872">e<text:s/></text:span><text:span text:style-name="T1873">v</text:span><text:span text:style-name="T1874">e</text:span><text:span text:style-name="T1875">ř</text:span><text:span text:style-name="T1876">ej</text:span><text:span text:style-name="T1877">nopr</text:span><text:span text:style-name="T1878">á</text:span><text:span text:style-name="T1879">vn</text:span><text:span text:style-name="T1880">í</text:span><text:span text:style-name="T1881">m roz</text:span><text:span text:style-name="T1882">h</text:span><text:span text:style-name="T1883">l</text:span><text:span text:style-name="T1884">a</text:span><text:span text:style-name="T1885">su<text:s/></text:span><text:span text:style-name="T1886">či</text:span></text:p>
      <text:p text:style-name="P1887"><text:span text:style-name="T1888">t</text:span><text:span text:style-name="T1889">e</text:span><text:span text:style-name="T1890">l</text:span><text:span text:style-name="T1891">e</text:span><text:span text:style-name="T1892">v</text:span><text:span text:style-name="T1893">i</text:span><text:span text:style-name="T1894">z</text:span><text:span text:style-name="T1895">i k d</text:span><text:span text:style-name="T1896">os</text:span><text:span text:style-name="T1897">a</text:span><text:span text:style-name="T1898">ž</text:span><text:span text:style-name="T1899">e</text:span><text:span text:style-name="T1900">n</text:span><text:span text:style-name="T1901">í ji</text:span><text:span text:style-name="T1902">n</text:span><text:span text:style-name="T1903">éh</text:span><text:span text:style-name="T1904">o n</text:span><text:span text:style-name="T1905">e</text:span><text:span text:style-name="T1906">ž z</text:span><text:span text:style-name="T1907">ada</text:span><text:span text:style-name="T1908">v</text:span><text:span text:style-name="T1909">a</text:span><text:span text:style-name="T1910">t</text:span><text:span text:style-name="T1911">e</text:span><text:span text:style-name="T1912">l</text:span><text:span text:style-name="T1913">e</text:span><text:span text:style-name="T1914">m st</text:span><text:span text:style-name="T1915">a</text:span><text:span text:style-name="T1916">nov</text:span><text:span text:style-name="T1917">e</text:span><text:span text:style-name="T1918">n</text:span><text:span text:style-name="T1919">éh</text:span><text:span text:style-name="T1920">o<text:s/></text:span><text:span text:style-name="T1921">cí</text:span><text:span text:style-name="T1922">l</text:span><text:span text:style-name="T1923">e<text:s/></text:span><text:span text:style-name="T1924">z</text:span><text:span text:style-name="T1925">a jak</text:span><text:span text:style-name="T1926">ý</text:span><text:span text:style-name="T1927">k</text:span><text:span text:style-name="T1928">ol</text:span><text:span text:style-name="T1929">i</text:span><text:span text:style-name="T1930">v úpl</text:span><text:span text:style-name="T1931">a</text:span><text:span text:style-name="T1932">t</text:span><text:span text:style-name="T1933">ek</text:span><text:span text:style-name="T1934">.<text:s/></text:span><text:span text:style-name="T1935">T</text:span><text:span text:style-name="T1936">aké<text:s/></text:span><text:span text:style-name="T1937">s</text:span><text:span text:style-name="T1938">e</text:span></text:p>
      <text:p text:style-name="P1939"><text:span text:style-name="T1940">upl</text:span><text:span text:style-name="T1941">a</text:span><text:span text:style-name="T1942">tňu</text:span><text:span text:style-name="T1943">je<text:s/></text:span><text:span text:style-name="T1944">z</text:span><text:span text:style-name="T1945">áka</text:span><text:span text:style-name="T1946">z s</text:span><text:span text:style-name="T1947">k</text:span><text:span text:style-name="T1948">ryt</text:span><text:span text:style-name="T1949">é či<text:s/></text:span><text:span text:style-name="T1950">po</text:span><text:span text:style-name="T1951">d</text:span><text:span text:style-name="T1952">pr</text:span><text:span text:style-name="T1953">ah</text:span><text:span text:style-name="T1954">ov</text:span><text:span text:style-name="T1955">é<text:s/></text:span><text:span text:style-name="T1956">r</text:span><text:span text:style-name="T1957">ek</text:span><text:span text:style-name="T1958">l</text:span><text:span text:style-name="T1959">a</text:span><text:span text:style-name="T1960">my</text:span><text:span text:style-name="T1961">.<text:s/></text:span><text:span text:style-name="T1962">V<text:s/></text:span><text:span text:style-name="T1963">pr</text:span><text:span text:style-name="T1964">a</text:span><text:span text:style-name="T1965">x</text:span><text:span text:style-name="T1966">i je<text:s/></text:span><text:span text:style-name="T1967">ovš</text:span><text:span text:style-name="T1968">e</text:span><text:span text:style-name="T1969">m<text:s/></text:span><text:span text:style-name="T1970">ča</text:span><text:span text:style-name="T1971">sto t</text:span><text:span text:style-name="T1972">ě</text:span><text:span text:style-name="T1973">ž</text:span><text:span text:style-name="T1974">ké<text:s/></text:span><text:span text:style-name="T1975">rozl</text:span><text:span text:style-name="T1976">i</text:span><text:span text:style-name="T1977">š</text:span><text:span text:style-name="T1978">i</text:span><text:span text:style-name="T1979">t</text:span><text:span text:style-name="T1980">,<text:s/></text:span><text:span text:style-name="T1981">kd</text:span><text:span text:style-name="T1982">y s</text:span><text:span text:style-name="T1983">e</text:span></text:p>
      <text:p text:style-name="P1984"><text:span text:style-name="T1985">m</text:span><text:span text:style-name="T1986">édia<text:s/></text:span><text:span text:style-name="T1987">z</text:span><text:span text:style-name="T1988">a</text:span><text:span text:style-name="T1989">s</text:span><text:span text:style-name="T1990">a</text:span><text:span text:style-name="T1991">zu</text:span><text:span text:style-name="T1992">jí<text:s/></text:span><text:span text:style-name="T1993">o pros</text:span><text:span text:style-name="T1994">a</text:span><text:span text:style-name="T1995">z</text:span><text:span text:style-name="T1996">e</text:span><text:span text:style-name="T1997">n</text:span><text:span text:style-name="T1998">í<text:s/></text:span><text:span text:style-name="T1999">ur</text:span><text:span text:style-name="T2000">či</text:span><text:span text:style-name="T2001">tý</text:span><text:span text:style-name="T2002">ch<text:s/></text:span><text:span text:style-name="T2003">n</text:span><text:span text:style-name="T2004">ek</text:span><text:span text:style-name="T2005">om</text:span><text:span text:style-name="T2006">e</text:span><text:span text:style-name="T2007">r</text:span><text:span text:style-name="T2008">č</text:span><text:span text:style-name="T2009">n</text:span><text:span text:style-name="T2010">ích h</text:span><text:span text:style-name="T2011">o</text:span><text:span text:style-name="T2012">d</text:span><text:span text:style-name="T2013">not<text:s/></text:span><text:span text:style-name="T2014">a kd</text:span><text:span text:style-name="T2015">y v</text:span><text:span text:style-name="T2016">e<text:s/></text:span><text:span text:style-name="T2017">prosp</text:span><text:span text:style-name="T2018">ěch<text:s/></text:span><text:span text:style-name="T2019">t</text:span><text:span text:style-name="T2020">ěch</text:span><text:span text:style-name="T2021">to<text:s/></text:span><text:span text:style-name="T2022">h</text:span><text:span text:style-name="T2023">o</text:span><text:span text:style-name="T2024">d</text:span><text:span text:style-name="T2025">not</text:span></text:p>
      <text:p text:style-name="P2026"><text:span text:style-name="T2027">provozu</text:span><text:span text:style-name="T2028">jí<text:s/></text:span><text:span text:style-name="T2029">r</text:span><text:span text:style-name="T2030">ek</text:span><text:span text:style-name="T2031">l</text:span><text:span text:style-name="T2032">a</text:span><text:span text:style-name="T2033">mu</text:span><text:span text:style-name="T2034">,<text:s/></text:span><text:span text:style-name="T2035">je</text:span><text:span text:style-name="T2036">ž<text:s/></text:span><text:span text:style-name="T2037">b</text:span><text:span text:style-name="T2038">y mo</text:span><text:span text:style-name="T2039">h</text:span><text:span text:style-name="T2040">l</text:span><text:span text:style-name="T2041">a b</text:span><text:span text:style-name="T2042">ýt ozn</text:span><text:span text:style-name="T2043">ače</text:span><text:span text:style-name="T2044">n</text:span><text:span text:style-name="T2045">á jak</text:span><text:span text:style-name="T2046">o s</text:span><text:span text:style-name="T2047">k</text:span><text:span text:style-name="T2048">ryt</text:span><text:span text:style-name="T2049">á</text:span><text:span text:style-name="T2050">. (</text:span><text:span text:style-name="T2051">S</text:span><text:span text:style-name="T2052">k</text:span><text:span text:style-name="T2053">ryt</text:span><text:span text:style-name="T2054">á<text:s/></text:span><text:span text:style-name="T2055">r</text:span><text:span text:style-name="T2056">ek</text:span><text:span text:style-name="T2057">l</text:span><text:span text:style-name="T2058">a</text:span><text:span text:style-name="T2059">m</text:span><text:span text:style-name="T2060">a b</text:span><text:span text:style-name="T2061">yl</text:span><text:span text:style-name="T2062">a<text:s/></text:span><text:span text:style-name="T2063">v ro</text:span><text:span text:style-name="T2064">ce<text:s/></text:span><text:span text:style-name="T2065">2015</text:span></text:p>
      <text:p text:style-name="P2066"><text:span text:style-name="T2067">plošn</text:span><text:span text:style-name="T2068">ě<text:s/></text:span><text:span text:style-name="T2069">z</text:span><text:span text:style-name="T2070">aká</text:span><text:span text:style-name="T2071">z</text:span><text:span text:style-name="T2072">á</text:span><text:span text:style-name="T2073">n</text:span><text:span text:style-name="T2074">a<text:s/></text:span><text:span text:style-name="T2075">z</text:span><text:span text:style-name="T2076">ák</text:span><text:span text:style-name="T2077">on</text:span><text:span text:style-name="T2078">e</text:span><text:span text:style-name="T2079">m o r</text:span><text:span text:style-name="T2080">eg</text:span><text:span text:style-name="T2081">ul</text:span><text:span text:style-name="T2082">aci<text:s/></text:span><text:span text:style-name="T2083">r</text:span><text:span text:style-name="T2084">ek</text:span><text:span text:style-name="T2085">l</text:span><text:span text:style-name="T2086">a</text:span><text:span text:style-name="T2087">my</text:span><text:span text:style-name="T2088">)</text:span></text:p>
      <text:p text:style-name="P2089"><text:span text:style-name="T2090">R</text:span><text:span text:style-name="T2091">oz</text:span><text:span text:style-name="T2092">dí</text:span><text:span text:style-name="T2093">l m</text:span><text:span text:style-name="T2094">e</text:span><text:span text:style-name="T2095">z</text:span><text:span text:style-name="T2096">i k</text:span><text:span text:style-name="T2097">om</text:span><text:span text:style-name="T2098">e</text:span><text:span text:style-name="T2099">r</text:span><text:span text:style-name="T2100">č</text:span><text:span text:style-name="T2101">n</text:span><text:span text:style-name="T2102">í a<text:s/></text:span><text:span text:style-name="T2103">n</text:span><text:span text:style-name="T2104">ek</text:span><text:span text:style-name="T2105">om</text:span><text:span text:style-name="T2106">e</text:span><text:span text:style-name="T2107">r</text:span><text:span text:style-name="T2108">č</text:span><text:span text:style-name="T2109">n</text:span><text:span text:style-name="T2110">í ka</text:span><text:span text:style-name="T2111">mp</text:span><text:span text:style-name="T2112">a</text:span><text:span text:style-name="T2113">n</text:span><text:span text:style-name="T2114">í</text:span></text:p>
      <text:p text:style-name="P2115"><text:span text:style-name="T2116">R</text:span><text:span text:style-name="T2117">oz</text:span><text:span text:style-name="T2118">dí</text:span><text:span text:style-name="T2119">l m</text:span><text:span text:style-name="T2120">e</text:span><text:span text:style-name="T2121">z</text:span><text:span text:style-name="T2122">i k</text:span><text:span text:style-name="T2123">om</text:span><text:span text:style-name="T2124">e</text:span><text:span text:style-name="T2125">r</text:span><text:span text:style-name="T2126">č</text:span><text:span text:style-name="T2127">n</text:span><text:span text:style-name="T2128">í a<text:s/></text:span><text:span text:style-name="T2129">n</text:span><text:span text:style-name="T2130">ek</text:span><text:span text:style-name="T2131">om</text:span><text:span text:style-name="T2132">e</text:span><text:span text:style-name="T2133">r</text:span><text:span text:style-name="T2134">č</text:span><text:span text:style-name="T2135">n</text:span><text:span text:style-name="T2136">í<text:s/></text:span><text:span text:style-name="T2137">r</text:span><text:span text:style-name="T2138">ek</text:span><text:span text:style-name="T2139">l</text:span><text:span text:style-name="T2140">a</text:span><text:span text:style-name="T2141">mou t</text:span><text:span text:style-name="T2142">ed</text:span><text:span text:style-name="T2143">y spo</text:span><text:span text:style-name="T2144">čí</text:span><text:span text:style-name="T2145">v</text:span><text:span text:style-name="T2146">á<text:s/></text:span><text:span text:style-name="T2147">pr</text:span><text:span text:style-name="T2148">i</text:span><text:span text:style-name="T2149">m</text:span><text:span text:style-name="T2150">á</text:span><text:span text:style-name="T2151">rn</text:span><text:span text:style-name="T2152">ě<text:s/></text:span><text:span text:style-name="T2153">v<text:s/></text:span><text:span text:style-name="T2154">její</text:span><text:span text:style-name="T2155">m ú</text:span><text:span text:style-name="T2156">če</text:span><text:span text:style-name="T2157">lu</text:span><text:span text:style-name="T2158">.<text:s/></text:span><text:span text:style-name="T2159">N</text:span><text:span text:style-name="T2160">ek</text:span><text:span text:style-name="T2161">om</text:span><text:span text:style-name="T2162">e</text:span><text:span text:style-name="T2163">r</text:span><text:span text:style-name="T2164">č</text:span><text:span text:style-name="T2165">n</text:span><text:span text:style-name="T2166">í</text:span></text:p>
      <text:p text:style-name="P2167"><text:span text:style-name="T2168">r</text:span><text:span text:style-name="T2169">ek</text:span><text:span text:style-name="T2170">l</text:span><text:span text:style-name="T2171">a</text:span><text:span text:style-name="T2172">m</text:span><text:span text:style-name="T2173">a chce<text:s/></text:span><text:span text:style-name="T2174">ovl</text:span><text:span text:style-name="T2175">i</text:span><text:span text:style-name="T2176">vn</text:span><text:span text:style-name="T2177">i</text:span><text:span text:style-name="T2178">t n</text:span><text:span text:style-name="T2179">á</text:span><text:span text:style-name="T2180">zory</text:span><text:span text:style-name="T2181">,<text:s/></text:span><text:span text:style-name="T2182">vn</text:span><text:span text:style-name="T2183">í</text:span><text:span text:style-name="T2184">m</text:span><text:span text:style-name="T2185">á</text:span><text:span text:style-name="T2186">n</text:span><text:span text:style-name="T2187">í<text:s/></text:span><text:span text:style-name="T2188">n</text:span><text:span text:style-name="T2189">eb</text:span><text:span text:style-name="T2190">o<text:s/></text:span><text:span text:style-name="T2191">ch</text:span><text:span text:style-name="T2192">ov</text:span><text:span text:style-name="T2193">á</text:span><text:span text:style-name="T2194">n</text:span><text:span text:style-name="T2195">í<text:s/></text:span><text:span text:style-name="T2196">př</text:span><text:span text:style-name="T2197">íje</text:span><text:span text:style-name="T2198">m</text:span><text:span text:style-name="T2199">c</text:span><text:span text:style-name="T2200">ů</text:span><text:span text:style-name="T2201">,<text:s/></text:span><text:span text:style-name="T2202">a</text:span><text:span text:style-name="T2203">n</text:span><text:span text:style-name="T2204">i</text:span><text:span text:style-name="T2205">ž<text:s/></text:span><text:span text:style-name="T2206">b</text:span><text:span text:style-name="T2207">y t</text:span><text:span text:style-name="T2208">e</text:span><text:span text:style-name="T2209">nto<text:s/></text:span><text:span text:style-name="T2210">její<text:s/></text:span><text:span text:style-name="T2211">z</text:span><text:span text:style-name="T2212">á</text:span><text:span text:style-name="T2213">m</text:span><text:span text:style-name="T2214">ě</text:span><text:span text:style-name="T2215">r<text:s/></text:span><text:span text:style-name="T2216">b</text:span><text:span text:style-name="T2217">yl</text:span></text:p>
      <text:p text:style-name="P2218"><text:span text:style-name="T2219">mot</text:span><text:span text:style-name="T2220">i</text:span><text:span text:style-name="T2221">vov</text:span><text:span text:style-name="T2222">á</text:span><text:span text:style-name="T2223">n o</text:span><text:span text:style-name="T2224">čeká</text:span><text:span text:style-name="T2225">v</text:span><text:span text:style-name="T2226">á</text:span><text:span text:style-name="T2227">n</text:span><text:span text:style-name="T2228">í</text:span><text:span text:style-name="T2229">m z</text:span><text:span text:style-name="T2230">i</text:span><text:span text:style-name="T2231">s</text:span><text:span text:style-name="T2232">k</text:span><text:span text:style-name="T2233">u</text:span><text:span text:style-name="T2234">.<text:s/></text:span><text:span text:style-name="T2235">K</text:span><text:span text:style-name="T2236">om</text:span><text:span text:style-name="T2237">e</text:span><text:span text:style-name="T2238">r</text:span><text:span text:style-name="T2239">č</text:span><text:span text:style-name="T2240">n</text:span><text:span text:style-name="T2241">í<text:s/></text:span><text:span text:style-name="T2242">r</text:span><text:span text:style-name="T2243">ek</text:span><text:span text:style-name="T2244">l</text:span><text:span text:style-name="T2245">a</text:span><text:span text:style-name="T2246">m</text:span><text:span text:style-name="T2247">a je<text:s/></text:span><text:span text:style-name="T2248">už o</text:span><text:span text:style-name="T2249">d<text:s/></text:span><text:span text:style-name="T2250">z</text:span><text:span text:style-name="T2251">ačá</text:span><text:span text:style-name="T2252">t</text:span><text:span text:style-name="T2253">k</text:span><text:span text:style-name="T2254">u n</text:span><text:span text:style-name="T2255">a</text:span><text:span text:style-name="T2256">st</text:span><text:span text:style-name="T2257">a</text:span><text:span text:style-name="T2258">v</text:span><text:span text:style-name="T2259">e</text:span><text:span text:style-name="T2260">n</text:span><text:span text:style-name="T2261">á<text:s/></text:span><text:span text:style-name="T2262">t</text:span><text:span text:style-name="T2263">ak</text:span><text:span text:style-name="T2264">,<text:s/></text:span><text:span text:style-name="T2265">ab</text:span><text:span text:style-name="T2266">y př</text:span><text:span text:style-name="T2267">i</text:span><text:span text:style-name="T2268">n</text:span><text:span text:style-name="T2269">e</text:span><text:span text:style-name="T2270">sl</text:span><text:span text:style-name="T2271">a</text:span></text:p>
      <text:p text:style-name="P2272"><text:span text:style-name="T2273">z</text:span><text:span text:style-name="T2274">ada</text:span><text:span text:style-name="T2275">v</text:span><text:span text:style-name="T2276">a</text:span><text:span text:style-name="T2277">t</text:span><text:span text:style-name="T2278">e</text:span><text:span text:style-name="T2279">l</text:span><text:span text:style-name="T2280">i k</text:span><text:span text:style-name="T2281">ýž</text:span><text:span text:style-name="T2282">e</text:span><text:span text:style-name="T2283">ný výsl</text:span><text:span text:style-name="T2284">edek<text:s/></text:span><text:span text:style-name="T2285">(</text:span><text:span text:style-name="T2286">p</text:span><text:span text:style-name="T2287">e</text:span><text:span text:style-name="T2288">n</text:span><text:span text:style-name="T2289">í</text:span><text:span text:style-name="T2290">z</text:span><text:span text:style-name="T2291">e</text:span><text:span text:style-name="T2292">,<text:s/></text:span><text:span text:style-name="T2293">rozpozn</text:span><text:span text:style-name="T2294">a</text:span><text:span text:style-name="T2295">t</text:span><text:span text:style-name="T2296">e</text:span><text:span text:style-name="T2297">lnost</text:span><text:span text:style-name="T2298">,<text:s/></text:span><text:span text:style-name="T2299">v</text:span><text:span text:style-name="T2300">íc<text:s/></text:span><text:span text:style-name="T2301">z</text:span><text:span text:style-name="T2302">áka</text:span><text:span text:style-name="T2303">zn</text:span><text:span text:style-name="T2304">ík</text:span><text:span text:style-name="T2305">ů</text:span><text:span text:style-name="T2306">)<text:s/></text:span><text:span text:style-name="T2307">a je<text:s/></text:span><text:span text:style-name="T2308">př</text:span><text:span text:style-name="T2309">e</text:span><text:span text:style-name="T2310">sn</text:span><text:span text:style-name="T2311">ě<text:s/></text:span><text:span text:style-name="T2312">mon</text:span><text:span text:style-name="T2313">i</text:span><text:span text:style-name="T2314">torov</text:span><text:span text:style-name="T2315">á</text:span><text:span text:style-name="T2316">n</text:span><text:span text:style-name="T2317">a</text:span></text:p>
      <text:p text:style-name="P2318"><text:span text:style-name="T2319">a<text:s/></text:span><text:span text:style-name="T2320">vy</text:span><text:span text:style-name="T2321">h</text:span><text:span text:style-name="T2322">o</text:span><text:span text:style-name="T2323">d</text:span><text:span text:style-name="T2324">no</text:span><text:span text:style-name="T2325">c</text:span><text:span text:style-name="T2326">ov</text:span><text:span text:style-name="T2327">á</text:span><text:span text:style-name="T2328">n</text:span><text:span text:style-name="T2329">a</text:span><text:span text:style-name="T2330">.<text:s/></text:span><text:span text:style-name="T2331">K</text:span><text:span text:style-name="T2332">om</text:span><text:span text:style-name="T2333">e</text:span><text:span text:style-name="T2334">r</text:span><text:span text:style-name="T2335">č</text:span><text:span text:style-name="T2336">n</text:span><text:span text:style-name="T2337">í a<text:s/></text:span><text:span text:style-name="T2338">n</text:span><text:span text:style-name="T2339">ek</text:span><text:span text:style-name="T2340">om</text:span><text:span text:style-name="T2341">e</text:span><text:span text:style-name="T2342">r</text:span><text:span text:style-name="T2343">č</text:span><text:span text:style-name="T2344">n</text:span><text:span text:style-name="T2345">í<text:s/></text:span><text:span text:style-name="T2346">r</text:span><text:span text:style-name="T2347">ek</text:span><text:span text:style-name="T2348">l</text:span><text:span text:style-name="T2349">a</text:span><text:span text:style-name="T2350">my m</text:span><text:span text:style-name="T2351">ají<text:s/></text:span><text:span text:style-name="T2352">ovš</text:span><text:span text:style-name="T2353">e</text:span><text:span text:style-name="T2354">m totožn</text:span><text:span text:style-name="T2355">é k</text:span><text:span text:style-name="T2356">omun</text:span><text:span text:style-name="T2357">ikač</text:span><text:span text:style-name="T2358">n</text:span><text:span text:style-name="T2359">í</text:span></text:p>
      <text:p text:style-name="P2360"><text:span text:style-name="T2361">prostř</text:span><text:span text:style-name="T2362">edk</text:span><text:span text:style-name="T2363">y<text:s/></text:span><text:span text:style-name="T2364">a k</text:span><text:span text:style-name="T2365">omun</text:span><text:span text:style-name="T2366">ikač</text:span><text:span text:style-name="T2367">n</text:span><text:span text:style-name="T2368">í<text:s/></text:span><text:span text:style-name="T2369">str</text:span><text:span text:style-name="T2370">a</text:span><text:span text:style-name="T2371">t</text:span><text:span text:style-name="T2372">egii</text:span><text:span text:style-name="T2373">.<text:s/></text:span><text:span text:style-name="T2374">H</text:span><text:span text:style-name="T2375">aj</text:span><text:span text:style-name="T2376">n<text:s/></text:span><text:span text:style-name="T2377">(2002)<text:s/></text:span><text:span text:style-name="T2378">p</text:span><text:span text:style-name="T2379">í</text:span><text:span text:style-name="T2380">š</text:span><text:span text:style-name="T2381">e</text:span><text:span text:style-name="T2382">: "</text:span><text:span text:style-name="T2383">Z</text:span><text:span text:style-name="T2384">a<text:s/></text:span><text:span text:style-name="T2385">n</text:span><text:span text:style-name="T2386">ek</text:span><text:span text:style-name="T2387">om</text:span><text:span text:style-name="T2388">e</text:span><text:span text:style-name="T2389">r</text:span><text:span text:style-name="T2390">č</text:span><text:span text:style-name="T2391">n</text:span><text:span text:style-name="T2392">í<text:s/></text:span><text:span text:style-name="T2393">r</text:span><text:span text:style-name="T2394">ek</text:span><text:span text:style-name="T2395">l</text:span><text:span text:style-name="T2396">a</text:span><text:span text:style-name="T2397">mu<text:s/></text:span><text:span text:style-name="T2398">[...]<text:s/></text:span><text:span text:style-name="T2399">můž</text:span><text:span text:style-name="T2400">e</text:span><text:span text:style-name="T2401">m</text:span><text:span text:style-name="T2402">e</text:span></text:p>
      <text:p text:style-name="P2403"><text:span text:style-name="T2404">po</text:span><text:span text:style-name="T2405">k</text:span><text:span text:style-name="T2406">l</text:span><text:span text:style-name="T2407">áda</text:span><text:span text:style-name="T2408">t př</text:span><text:span text:style-name="T2409">e</text:span><text:span text:style-name="T2410">sv</text:span><text:span text:style-name="T2411">ědč</text:span><text:span text:style-name="T2412">ov</text:span><text:span text:style-name="T2413">ací<text:s/></text:span><text:span text:style-name="T2414">pro</text:span><text:span text:style-name="T2415">ce</text:span><text:span text:style-name="T2416">s</text:span><text:span text:style-name="T2417">,<text:s/></text:span><text:span text:style-name="T2418">jí</text:span><text:span text:style-name="T2419">mž m</text:span><text:span text:style-name="T2420">á b</text:span><text:span text:style-name="T2421">ýt ovl</text:span><text:span text:style-name="T2422">i</text:span><text:span text:style-name="T2423">vn</text:span><text:span text:style-name="T2424">ě</text:span><text:span text:style-name="T2425">no l</text:span><text:span text:style-name="T2426">id</text:span><text:span text:style-name="T2427">s</text:span><text:span text:style-name="T2428">ké ch</text:span><text:span text:style-name="T2429">ov</text:span><text:span text:style-name="T2430">á</text:span><text:span text:style-name="T2431">n</text:span><text:span text:style-name="T2432">í</text:span><text:span text:style-name="T2433">,<text:s/></text:span><text:span text:style-name="T2434">k</text:span><text:span text:style-name="T2435">t</text:span><text:span text:style-name="T2436">e</text:span><text:span text:style-name="T2437">r</text:span><text:span text:style-name="T2438">é<text:s/></text:span><text:span text:style-name="T2439">s</text:span><text:span text:style-name="T2440">e<text:s/></text:span><text:span text:style-name="T2441">n</text:span><text:span text:style-name="T2442">e</text:span><text:span text:style-name="T2443">tý</text:span><text:span text:style-name="T2444">ká</text:span></text:p>
      <text:p text:style-name="P2445"><text:span text:style-name="T2446">o</text:span><text:span text:style-name="T2447">b</text:span><text:span text:style-name="T2448">st</text:span><text:span text:style-name="T2449">a</text:span><text:span text:style-name="T2450">r</text:span><text:span text:style-name="T2451">á</text:span><text:span text:style-name="T2452">n</text:span><text:span text:style-name="T2453">í<text:s/></text:span><text:span text:style-name="T2454">už</text:span><text:span text:style-name="T2455">i</text:span><text:span text:style-name="T2456">tný</text:span><text:span text:style-name="T2457">ch<text:s/></text:span><text:span text:style-name="T2458">(</text:span><text:span text:style-name="T2459">z</text:span><text:span text:style-name="T2460">ej</text:span><text:span text:style-name="T2461">m</text:span><text:span text:style-name="T2462">é</text:span><text:span text:style-name="T2463">n</text:span><text:span text:style-name="T2464">a h</text:span><text:span text:style-name="T2465">motný</text:span><text:span text:style-name="T2466">ch</text:span><text:span text:style-name="T2467">)<text:s/></text:span><text:span text:style-name="T2468">h</text:span><text:span text:style-name="T2469">o</text:span><text:span text:style-name="T2470">d</text:span><text:span text:style-name="T2471">not</text:span><text:span text:style-name="T2472">,<text:s/></text:span><text:span text:style-name="T2473">př</text:span><text:span text:style-name="T2474">i<text:s/></text:span><text:span text:style-name="T2475">n</text:span><text:span text:style-name="T2476">ě</text:span><text:span text:style-name="T2477">mž s</text:span><text:span text:style-name="T2478">e<text:s/></text:span><text:span text:style-name="T2479">vš</text:span><text:span text:style-name="T2480">ak<text:s/></text:span><text:span text:style-name="T2481">použ</text:span><text:span text:style-name="T2482">í</text:span><text:span text:style-name="T2483">v</text:span><text:span text:style-name="T2484">ají<text:s/></text:span><text:span text:style-name="T2485">st</text:span><text:span text:style-name="T2486">ej</text:span><text:span text:style-name="T2487">n</text:span><text:span text:style-name="T2488">é<text:s/></text:span><text:span text:style-name="T2489">m</text:span><text:span text:style-name="T2490">e</text:span><text:span text:style-name="T2491">to</text:span><text:span text:style-name="T2492">d</text:span><text:span text:style-name="T2493">y</text:span></text:p>
      <text:p text:style-name="P2494"><text:span text:style-name="T2495">(</text:span><text:span text:style-name="T2496">st</text:span><text:span text:style-name="T2497">ej</text:span><text:span text:style-name="T2498">n</text:span><text:span text:style-name="T2499">é<text:s/></text:span><text:span text:style-name="T2500">t</text:span><text:span text:style-name="T2501">ech</text:span><text:span text:style-name="T2502">n</text:span><text:span text:style-name="T2503">ik</text:span><text:span text:style-name="T2504">y</text:span><text:span text:style-name="T2505">)<text:s/></text:span><text:span text:style-name="T2506">půso</text:span><text:span text:style-name="T2507">be</text:span><text:span text:style-name="T2508">n</text:span><text:span text:style-name="T2509">í</text:span><text:span text:style-name="T2510">,<text:s/></text:span><text:span text:style-name="T2511">k</text:span><text:span text:style-name="T2512">t</text:span><text:span text:style-name="T2513">e</text:span><text:span text:style-name="T2514">r</text:span><text:span text:style-name="T2515">é<text:s/></text:span><text:span text:style-name="T2516">s</text:span><text:span text:style-name="T2517">e<text:s/></text:span><text:span text:style-name="T2518">upl</text:span><text:span text:style-name="T2519">a</text:span><text:span text:style-name="T2520">tňu</text:span><text:span text:style-name="T2521">jí<text:s/></text:span><text:span text:style-name="T2522">př</text:span><text:span text:style-name="T2523">i<text:s/></text:span><text:span text:style-name="T2524">r</text:span><text:span text:style-name="T2525">ek</text:span><text:span text:style-name="T2526">l</text:span><text:span text:style-name="T2527">a</text:span><text:span text:style-name="T2528">mn</text:span><text:span text:style-name="T2529">í</text:span><text:span text:style-name="T2530">m<text:s/></text:span><text:span text:style-name="T2531">d</text:span><text:span text:style-name="T2532">oporu</text:span><text:span text:style-name="T2533">č</text:span><text:span text:style-name="T2534">ov</text:span><text:span text:style-name="T2535">á</text:span><text:span text:style-name="T2536">n</text:span><text:span text:style-name="T2537">í<text:s/></text:span><text:span text:style-name="T2538">z</text:span><text:span text:style-name="T2539">b</text:span><text:span text:style-name="T2540">ož</text:span><text:span text:style-name="T2541">í a<text:s/></text:span><text:span text:style-name="T2542">služ</text:span><text:span text:style-name="T2543">eb</text:span><text:span text:style-name="T2544">."</text:span></text:p>
      <text:p text:style-name="P2545"><text:span text:style-name="T2546">D</text:span><text:span text:style-name="T2547">efi</text:span><text:span text:style-name="T2548">n</text:span><text:span text:style-name="T2549">ice<text:s/></text:span><text:span text:style-name="T2550">ovš</text:span><text:span text:style-name="T2551">e</text:span><text:span text:style-name="T2552">m můžou<text:s/></text:span><text:span text:style-name="T2553">b</text:span><text:span text:style-name="T2554">ýt sporn</text:span><text:span text:style-name="T2555">é a<text:s/></text:span><text:span text:style-name="T2556">v<text:s/></text:span><text:span text:style-name="T2557">če</text:span><text:span text:style-name="T2558">s</text:span><text:span text:style-name="T2559">k</text:span><text:span text:style-name="T2560">u s</text:span><text:span text:style-name="T2561">e<text:s/></text:span><text:span text:style-name="T2562">t</text:span><text:span text:style-name="T2563">ak</text:span><text:span text:style-name="T2564">t</text:span><text:span text:style-name="T2565">é</text:span><text:span text:style-name="T2566">ž můž</text:span><text:span text:style-name="T2567">e</text:span><text:span text:style-name="T2568">m</text:span><text:span text:style-name="T2569">e<text:s/></text:span><text:span text:style-name="T2570">s</text:span><text:span text:style-name="T2571">e</text:span><text:span text:style-name="T2572">t</text:span><text:span text:style-name="T2573">ka</text:span><text:span text:style-name="T2574">t s po</text:span><text:span text:style-name="T2575">j</text:span><text:span text:style-name="T2576">my<text:s/></text:span><text:span text:style-name="T2577">jak</text:span><text:span text:style-name="T2578">o</text:span></text:p>
      <text:p text:style-name="P2579"><text:span text:style-name="T2580">cha</text:span><text:span text:style-name="T2581">r</text:span><text:span text:style-name="T2582">i</text:span><text:span text:style-name="T2583">t</text:span><text:span text:style-name="T2584">a</text:span><text:span text:style-name="T2585">t</text:span><text:span text:style-name="T2586">i</text:span><text:span text:style-name="T2587">vn</text:span><text:span text:style-name="T2588">í<text:s/></text:span><text:span text:style-name="T2589">r</text:span><text:span text:style-name="T2590">eklama<text:s/></text:span><text:span text:style-name="T2591">n</text:span><text:span text:style-name="T2592">eb</text:span><text:span text:style-name="T2593">o<text:s/></text:span><text:span text:style-name="T2594">so</text:span><text:span text:style-name="T2595">ciál</text:span><text:span text:style-name="T2596">n</text:span><text:span text:style-name="T2597">í<text:s/></text:span><text:span text:style-name="T2598">r</text:span><text:span text:style-name="T2599">eklama</text:span><text:span text:style-name="T2600">,<text:s/></text:span><text:span text:style-name="T2601">k</text:span><text:span text:style-name="T2602">t</text:span><text:span text:style-name="T2603">e</text:span><text:span text:style-name="T2604">r</text:span><text:span text:style-name="T2605">é<text:s/></text:span><text:span text:style-name="T2606">pop</text:span><text:span text:style-name="T2607">i</text:span><text:span text:style-name="T2608">su</text:span><text:span text:style-name="T2609">jí<text:s/></text:span><text:span text:style-name="T2610">st</text:span><text:span text:style-name="T2611">ej</text:span><text:span text:style-name="T2612">nou v</text:span><text:span text:style-name="T2613">ěc</text:span><text:span text:style-name="T2614">.<text:s/></text:span><text:span text:style-name="T2615">N</text:span><text:span text:style-name="T2616">ek</text:span><text:span text:style-name="T2617">om</text:span><text:span text:style-name="T2618">e</text:span><text:span text:style-name="T2619">r</text:span><text:span text:style-name="T2620">č</text:span><text:span text:style-name="T2621">n</text:span><text:span text:style-name="T2622">í<text:s/></text:span><text:span text:style-name="T2623">r</text:span><text:span text:style-name="T2624">ek</text:span><text:span text:style-name="T2625">l</text:span><text:span text:style-name="T2626">a</text:span><text:span text:style-name="T2627">m</text:span><text:span text:style-name="T2628">a</text:span></text:p>
      <text:p text:style-name="P2629"><text:span text:style-name="T2630">dá</text:span><text:span text:style-name="T2631">l</text:span><text:span text:style-name="T2632">e<text:s/></text:span><text:span text:style-name="T2633">n</text:span><text:span text:style-name="T2634">e</text:span><text:span text:style-name="T2635">m</text:span><text:span text:style-name="T2636">á<text:s/></text:span><text:span text:style-name="T2637">p</text:span><text:span text:style-name="T2638">e</text:span><text:span text:style-name="T2639">vn</text:span><text:span text:style-name="T2640">é h</text:span><text:span text:style-name="T2641">r</text:span><text:span text:style-name="T2642">a</text:span><text:span text:style-name="T2643">n</text:span><text:span text:style-name="T2644">ice k</text:span><text:span text:style-name="T2645">vůl</text:span><text:span text:style-name="T2646">i<text:s/></text:span><text:span text:style-name="T2647">př</text:span><text:span text:style-name="T2648">ech</text:span><text:span text:style-name="T2649">o</text:span><text:span text:style-name="T2650">d</text:span><text:span text:style-name="T2651">ným typům n</text:span><text:span text:style-name="T2652">ek</text:span><text:span text:style-name="T2653">om</text:span><text:span text:style-name="T2654">e</text:span><text:span text:style-name="T2655">r</text:span><text:span text:style-name="T2656">č</text:span><text:span text:style-name="T2657">n</text:span><text:span text:style-name="T2658">í<text:s/></text:span><text:span text:style-name="T2659">r</text:span><text:span text:style-name="T2660">ek</text:span><text:span text:style-name="T2661">l</text:span><text:span text:style-name="T2662">a</text:span><text:span text:style-name="T2663">my</text:span><text:span text:style-name="T2664">:<text:s/></text:span><text:span text:style-name="T2665">H</text:span><text:span text:style-name="T2666">aj</text:span><text:span text:style-name="T2667">n<text:s/></text:span><text:span text:style-name="T2668">(2002)<text:s/></text:span><text:span text:style-name="T2669">je</text:span></text:p>
      <text:p text:style-name="P2670"><text:span text:style-name="T2671">pop</text:span><text:span text:style-name="T2672">i</text:span><text:span text:style-name="T2673">su</text:span><text:span text:style-name="T2674">je jak</text:span><text:span text:style-name="T2675">o<text:s/></text:span><text:span text:style-name="T2676">„</text:span><text:span text:style-name="T2677">sout</text:span><text:span text:style-name="T2678">ě</text:span><text:span text:style-name="T2679">ž</text:span><text:span text:style-name="T2680">e<text:s/></text:span><text:span text:style-name="T2681">o<text:s/></text:span><text:span text:style-name="T2682">dá</text:span><text:span text:style-name="T2683">r</text:span><text:span text:style-name="T2684">c</text:span><text:span text:style-name="T2685">ovu p</text:span><text:span text:style-name="T2686">e</text:span><text:span text:style-name="T2687">n</text:span><text:span text:style-name="T2688">ě</text:span><text:span text:style-name="T2689">ž</text:span><text:span text:style-name="T2690">e</text:span><text:span text:style-name="T2691">n</text:span><text:span text:style-name="T2692">k</text:span><text:span text:style-name="T2693">u</text:span><text:span text:style-name="T2694">“.<text:s/></text:span><text:span text:style-name="T2695">J</text:span><text:span text:style-name="T2696">ed</text:span><text:span text:style-name="T2697">n</text:span><text:span text:style-name="T2698">á<text:s/></text:span><text:span text:style-name="T2699">s</text:span><text:span text:style-name="T2700">e<text:s/></text:span><text:span text:style-name="T2701">o<text:s/></text:span><text:span text:style-name="T2702">k</text:span><text:span text:style-name="T2703">om</text:span><text:span text:style-name="T2704">e</text:span><text:span text:style-name="T2705">r</text:span><text:span text:style-name="T2706">č</text:span><text:span text:style-name="T2707">n</text:span><text:span text:style-name="T2708">í<text:s/></text:span><text:span text:style-name="T2709">r</text:span><text:span text:style-name="T2710">ek</text:span><text:span text:style-name="T2711">l</text:span><text:span text:style-name="T2712">a</text:span><text:span text:style-name="T2713">my s n</text:span><text:span text:style-name="T2714">ek</text:span><text:span text:style-name="T2715">om</text:span><text:span text:style-name="T2716">e</text:span><text:span text:style-name="T2717">r</text:span><text:span text:style-name="T2718">č</text:span><text:span text:style-name="T2719">n</text:span><text:span text:style-name="T2720">í</text:span><text:span text:style-name="T2721">m</text:span></text:p>
      <text:p text:style-name="P2722"><text:span text:style-name="T2723">pos</text:span><text:span text:style-name="T2724">e</text:span><text:span text:style-name="T2725">lstv</text:span><text:span text:style-name="T2726">í</text:span><text:span text:style-name="T2727">m</text:span><text:span text:style-name="T2728">,<text:s/></text:span><text:span text:style-name="T2729">r</text:span><text:span text:style-name="T2730">ek</text:span><text:span text:style-name="T2731">l</text:span><text:span text:style-name="T2732">a</text:span><text:span text:style-name="T2733">my n</text:span><text:span text:style-name="T2734">a<text:s/></text:span><text:span text:style-name="T2735">výro</text:span><text:span text:style-name="T2736">bk</text:span><text:span text:style-name="T2737">y</text:span><text:span text:style-name="T2738">,<text:s/></text:span><text:span text:style-name="T2739">jejich</text:span><text:span text:style-name="T2740">ž z</text:span><text:span text:style-name="T2741">ak</text:span><text:span text:style-name="T2742">oup</text:span><text:span text:style-name="T2743">e</text:span><text:span text:style-name="T2744">n</text:span><text:span text:style-name="T2745">í</text:span><text:span text:style-name="T2746">m<text:s/></text:span><text:span text:style-name="T2747">č</text:span><text:span text:style-name="T2748">lov</text:span><text:span text:style-name="T2749">ěk<text:s/></text:span><text:span text:style-name="T2750">př</text:span><text:span text:style-name="T2751">i</text:span><text:span text:style-name="T2752">sp</text:span><text:span text:style-name="T2753">í</text:span><text:span text:style-name="T2754">v</text:span><text:span text:style-name="T2755">á<text:s/></text:span><text:span text:style-name="T2756">n</text:span><text:span text:style-name="T2757">a h</text:span><text:span text:style-name="T2758">um</text:span><text:span text:style-name="T2759">a</text:span><text:span text:style-name="T2760">n</text:span><text:span text:style-name="T2761">i</text:span><text:span text:style-name="T2762">t</text:span><text:span text:style-name="T2763">á</text:span><text:span text:style-name="T2764">rn</text:span><text:span text:style-name="T2765">í<text:s/></text:span><text:span text:style-name="T2766">ú</text:span><text:span text:style-name="T2767">če</text:span><text:span text:style-name="T2768">ly n</text:span><text:span text:style-name="T2769">eb</text:span><text:span text:style-name="T2770">o</text:span></text:p>
      <text:p text:style-name="P2771"><text:span text:style-name="T2772">typy r</text:span><text:span text:style-name="T2773">ek</text:span><text:span text:style-name="T2774">l</text:span><text:span text:style-name="T2775">a</text:span><text:span text:style-name="T2776">m</text:span><text:span text:style-name="T2777">,<text:s/></text:span><text:span text:style-name="T2778">kde je<text:s/></text:span><text:span text:style-name="T2779">uv</text:span><text:span text:style-name="T2780">ede</text:span><text:span text:style-name="T2781">ný ú</text:span><text:span text:style-name="T2782">če</text:span><text:span text:style-name="T2783">t n</text:span><text:span text:style-name="T2784">a d</text:span><text:span text:style-name="T2785">o</text:span><text:span text:style-name="T2786">b</text:span><text:span text:style-name="T2787">rovolný př</text:span><text:span text:style-name="T2788">í</text:span><text:span text:style-name="T2789">sp</text:span><text:span text:style-name="T2790">ě</text:span><text:span text:style-name="T2791">v</text:span><text:span text:style-name="T2792">ek</text:span><text:span text:style-name="T2793">.<text:s/></text:span><text:span text:style-name="T2794">T</text:span><text:span text:style-name="T2795">yto<text:s/></text:span><text:span text:style-name="T2796">h</text:span><text:span text:style-name="T2797">y</text:span><text:span text:style-name="T2798">b</text:span><text:span text:style-name="T2799">r</text:span><text:span text:style-name="T2800">id</text:span><text:span text:style-name="T2801">n</text:span><text:span text:style-name="T2802">í f</text:span><text:span text:style-name="T2803">ormy<text:s/></text:span><text:span text:style-name="T2804">ja</text:span><text:span text:style-name="T2805">sn</text:span><text:span text:style-name="T2806">ě<text:s/></text:span><text:span text:style-name="T2807">u</text:span><text:span text:style-name="T2808">ka</text:span><text:span text:style-name="T2809">zu</text:span><text:span text:style-name="T2810">jí</text:span><text:span text:style-name="T2811">,</text:span></text:p>
      <text:p text:style-name="P2812"><text:span text:style-name="T2813">ž</text:span><text:span text:style-name="T2814">e<text:s/></text:span><text:span text:style-name="T2815">v</text:span><text:span text:style-name="T2816">é</text:span><text:span text:style-name="T2817">st zř</text:span><text:span text:style-name="T2818">e</text:span><text:span text:style-name="T2819">t</text:span><text:span text:style-name="T2820">e</text:span><text:span text:style-name="T2821">lnou<text:s/></text:span><text:span text:style-name="T2822">h</text:span><text:span text:style-name="T2823">r</text:span><text:span text:style-name="T2824">a</text:span><text:span text:style-name="T2825">n</text:span><text:span text:style-name="T2826">ici<text:s/></text:span><text:span text:style-name="T2827">m</text:span><text:span text:style-name="T2828">e</text:span><text:span text:style-name="T2829">z</text:span><text:span text:style-name="T2830">i k</text:span><text:span text:style-name="T2831">om</text:span><text:span text:style-name="T2832">e</text:span><text:span text:style-name="T2833">r</text:span><text:span text:style-name="T2834">č</text:span><text:span text:style-name="T2835">n</text:span><text:span text:style-name="T2836">í a<text:s/></text:span><text:span text:style-name="T2837">n</text:span><text:span text:style-name="T2838">ek</text:span><text:span text:style-name="T2839">om</text:span><text:span text:style-name="T2840">e</text:span><text:span text:style-name="T2841">r</text:span><text:span text:style-name="T2842">č</text:span><text:span text:style-name="T2843">n</text:span><text:span text:style-name="T2844">í<text:s/></text:span><text:span text:style-name="T2845">r</text:span><text:span text:style-name="T2846">ek</text:span><text:span text:style-name="T2847">l</text:span><text:span text:style-name="T2848">a</text:span><text:span text:style-name="T2849">mou n</text:span><text:span text:style-name="T2850">e</text:span><text:span text:style-name="T2851">n</text:span><text:span text:style-name="T2852">í<text:s/></text:span><text:span text:style-name="T2853">pr</text:span><text:span text:style-name="T2854">ak</text:span><text:span text:style-name="T2855">t</text:span><text:span text:style-name="T2856">ick</text:span><text:span text:style-name="T2857">y možn</text:span><text:span text:style-name="T2858">é</text:span><text:span text:style-name="T2859">.</text:span></text:p>
      <text:p text:style-name="P2860"><text:span text:style-name="T2861">Z</text:span><text:span text:style-name="T2862">d</text:span><text:span text:style-name="T2863">ro</text:span><text:span text:style-name="T2864">je</text:span><text:span text:style-name="T2865">:<text:s/></text:span><text:span text:style-name="T2866">P</text:span><text:span text:style-name="T2867">.<text:s/></text:span><text:span text:style-name="T2868">H</text:span><text:span text:style-name="T2869">aj</text:span><text:span text:style-name="T2870">n</text:span><text:span text:style-name="T2871">:<text:s/></text:span><text:span text:style-name="T2872">N</text:span><text:span text:style-name="T2873">ek</text:span><text:span text:style-name="T2874">om</text:span><text:span text:style-name="T2875">e</text:span><text:span text:style-name="T2876">r</text:span><text:span text:style-name="T2877">č</text:span><text:span text:style-name="T2878">n</text:span><text:span text:style-name="T2879">í<text:s/></text:span><text:span text:style-name="T2880">r</text:span><text:span text:style-name="T2881">ek</text:span><text:span text:style-name="T2882">l</text:span><text:span text:style-name="T2883">a</text:span><text:span text:style-name="T2884">m</text:span><text:span text:style-name="T2885">a a<text:s/></text:span><text:span text:style-name="T2886">pr</text:span><text:span text:style-name="T2887">á</text:span><text:span text:style-name="T2888">vo</text:span><text:span text:style-name="T2889">,<text:s/></text:span><text:span text:style-name="T2890">P</text:span><text:span text:style-name="T2891">.<text:s/></text:span><text:span text:style-name="T2892">K</text:span><text:span text:style-name="T2893">ade</text:span><text:span text:style-name="T2894">r</text:span><text:span text:style-name="T2895">ka</text:span><text:span text:style-name="T2896">:<text:s/></text:span><text:span text:style-name="T2897">R</text:span><text:span text:style-name="T2898">ek</text:span><text:span text:style-name="T2899">l</text:span><text:span text:style-name="T2900">a</text:span><text:span text:style-name="T2901">m</text:span><text:span text:style-name="T2902">a<text:s/></text:span><text:span text:style-name="T2903">v n</text:span><text:span text:style-name="T2904">e</text:span><text:span text:style-name="T2905">z</text:span><text:span text:style-name="T2906">i</text:span><text:span text:style-name="T2907">s</text:span><text:span text:style-name="T2908">k</text:span><text:span text:style-name="T2909">ov</text:span><text:span text:style-name="T2910">é</text:span><text:span text:style-name="T2911">m s</text:span><text:span text:style-name="T2912">ek</text:span><text:span text:style-name="T2913">toru</text:span><text:span text:style-name="T2914">:</text:span></text:p>
      <text:p text:style-name="P2915"><text:span text:style-name="T2916">a</text:span><text:span text:style-name="T2917">n</text:span><text:span text:style-name="T2918">a</text:span><text:span text:style-name="T2919">lýz</text:span><text:span text:style-name="T2920">a<text:s/></text:span><text:span text:style-name="T2921">r</text:span><text:span text:style-name="T2922">ece</text:span><text:span text:style-name="T2923">p</text:span><text:span text:style-name="T2924">ce<text:s/></text:span><text:span text:style-name="T2925">n</text:span><text:span text:style-name="T2926">ek</text:span><text:span text:style-name="T2927">om</text:span><text:span text:style-name="T2928">e</text:span><text:span text:style-name="T2929">r</text:span><text:span text:style-name="T2930">č</text:span><text:span text:style-name="T2931">n</text:span><text:span text:style-name="T2932">í<text:s/></text:span><text:span text:style-name="T2933">r</text:span><text:span text:style-name="T2934">ek</text:span><text:span text:style-name="T2935">l</text:span><text:span text:style-name="T2936">a</text:span><text:span text:style-name="T2937">my v mo</text:span><text:span text:style-name="T2938">de</text:span><text:span text:style-name="T2939">rov</text:span><text:span text:style-name="T2940">a</text:span><text:span text:style-name="T2941">ný</text:span><text:span text:style-name="T2942">ch<text:s/></text:span><text:span text:style-name="T2943">s</text:span><text:span text:style-name="T2944">k</text:span><text:span text:style-name="T2945">up</text:span><text:span text:style-name="T2946">i</text:span><text:span text:style-name="T2947">nový</text:span><text:span text:style-name="T2948">ch di</text:span><text:span text:style-name="T2949">s</text:span><text:span text:style-name="T2950">k</text:span><text:span text:style-name="T2951">us</text:span><text:span text:style-name="T2952">ích</text:span><text:span text:style-name="T2953">,<text:s/></text:span><text:span text:style-name="T2954">A</text:span><text:span text:style-name="T2955">t</text:span><text:span text:style-name="T2956">la</text:span><text:span text:style-name="T2957">nt</text:span><text:span text:style-name="T2958">ic</text:span><text:span text:style-name="T2959">.</text:span><text:span text:style-name="T2960">c</text:span><text:span text:style-name="T2961">z</text:span><text:span text:style-name="T2962">:</text:span></text:p>
      <text:p text:style-name="Normální"><text:span text:style-name="T2963">R</text:span><text:span text:style-name="T2964">ek</text:span><text:span text:style-name="T2965">l</text:span><text:span text:style-name="T2966">a</text:span><text:span text:style-name="T2967">mn</text:span><text:span text:style-name="T2968">í ka</text:span><text:span text:style-name="T2969">mp</text:span><text:span text:style-name="T2970">a</text:span><text:span text:style-name="T2971">n</text:span><text:span text:style-name="T2972">ě</text:span><text:span text:style-name="T2973">,<text:s/></text:span><text:span text:style-name="T2974">V</text:span><text:span text:style-name="T2975">ladimí</text:span><text:span text:style-name="T2976">r<text:s/></text:span><text:span text:style-name="T2977">M</text:span><text:span text:style-name="T2978">a</text:span><text:span text:style-name="T2979">tu</text:span><text:span text:style-name="T2980">la</text:span><text:span text:style-name="T2981">:<text:s/></text:span><text:span text:style-name="T2982">R</text:span><text:span text:style-name="T2983">ek</text:span><text:span text:style-name="T2984">l</text:span><text:span text:style-name="T2985">a</text:span><text:span text:style-name="T2986">mn</text:span><text:span text:style-name="T2987">í ka</text:span><text:span text:style-name="T2988">mp</text:span><text:span text:style-name="T2989">a</text:span><text:span text:style-name="T2990">n</text:span><text:span text:style-name="T2991">ě<text:s/></text:span><text:span text:style-name="T2992">–<text:s/></text:span><text:span text:style-name="T2993">n</text:span><text:span text:style-name="T2994">á</text:span><text:span text:style-name="T2995">vr</text:span><text:span text:style-name="T2996">h</text:span><text:span text:style-name="T2997">,<text:s/></text:span><text:span text:style-name="T2998">tvor</text:span><text:span text:style-name="T2999">ba a<text:s/></text:span><text:span text:style-name="T3000">rozpo</text:span><text:span text:style-name="T3001">če</text:span><text:span text:style-name="T3002">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3Font_0" svg:font-family="T3Font_0" style:font-family-generic="swiss" svg:panose-1="0 0 0 0 0 0 0 0 0 0"/>
    <style:font-face style:name="T3Font_1" svg:font-family="T3Font_1" style:font-family-generic="swiss" svg:panose-1="0 0 0 0 0 0 0 0 0 0"/>
    <style:font-face style:name="T3Font_2" svg:font-family="T3Font_2" style:font-family-generic="swiss" svg:panose-1="0 0 0 0 0 0 0 0 0 0"/>
    <style:font-face style:name="T3Font_3" svg:font-family="T3Font_3" style:font-family-generic="swiss" svg:panose-1="0 0 0 0 0 0 0 0 0 0"/>
    <style:font-face style:name="T3Font_4" svg:font-family="T3Font_4" style:font-family-generic="swiss" svg:panose-1="0 0 0 0 0 0 0 0 0 0"/>
    <style:font-face style:name="T3Font_5" svg:font-family="T3Font_5" style:font-family-generic="swiss" svg:panose-1="0 0 0 0 0 0 0 0 0 0"/>
    <style:font-face style:name="T3Font_6" svg:font-family="T3Font_6" style:font-family-generic="swiss" svg:panose-1="0 0 0 0 0 0 0 0 0 0"/>
    <style:font-face style:name="T3Font_7" svg:font-family="T3Font_7" style:font-family-generic="swiss" svg:panose-1="0 0 0 0 0 0 0 0 0 0"/>
    <style:font-face style:name="T3Font_8" svg:font-family="T3Font_8" style:font-family-generic="swiss" svg:panose-1="0 0 0 0 0 0 0 0 0 0"/>
    <style:font-face style:name="T3Font_9" svg:font-family="T3Font_9" style:font-family-generic="swiss" svg:panose-1="0 0 0 0 0 0 0 0 0 0"/>
    <style:font-face style:name="T3Font_10" svg:font-family="T3Font_10" style:font-family-generic="swiss" svg:panose-1="0 0 0 0 0 0 0 0 0 0"/>
    <style:font-face style:name="T3Font_11" svg:font-family="T3Font_11" style:font-family-generic="swiss" svg:panose-1="0 0 0 0 0 0 0 0 0 0"/>
    <style:font-face style:name="T3Font_12" svg:font-family="T3Font_12" style:font-family-generic="swiss" svg:panose-1="0 0 0 0 0 0 0 0 0 0"/>
    <style:font-face style:name="T3Font_14" svg:font-family="T3Font_14" style:font-family-generic="swiss" svg:panose-1="0 0 0 0 0 0 0 0 0 0"/>
    <style:font-face style:name="T3Font_15" svg:font-family="T3Font_15" style:font-family-generic="swiss" svg:panose-1="0 0 0 0 0 0 0 0 0 0"/>
    <style:font-face style:name="T3Font_16" svg:font-family="T3Font_16" style:font-family-generic="swiss" svg:panose-1="0 0 0 0 0 0 0 0 0 0"/>
    <style:font-face style:name="T3Font_17" svg:font-family="T3Font_17" style:font-family-generic="swiss" svg:panose-1="0 0 0 0 0 0 0 0 0 0"/>
    <style:font-face style:name="T3Font_18" svg:font-family="T3Font_18" style:font-family-generic="swiss" svg:panose-1="0 0 0 0 0 0 0 0 0 0"/>
    <style:font-face style:name="T3Font_19" svg:font-family="T3Font_19" style:font-family-generic="swiss" svg:panose-1="0 0 0 0 0 0 0 0 0 0"/>
    <style:font-face style:name="T3Font_20" svg:font-family="T3Font_20" style:font-family-generic="swiss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3T14:35:00Z</meta:creation-date>
    <dc:date>2023-05-03T14:36:00Z</dc:date>
    <meta:template xlink:href="Normal.dotm" xlink:type="simple"/>
    <meta:editing-cycles>1</meta:editing-cycles>
    <meta:editing-duration>PT60S</meta:editing-duration>
    <meta:document-statistic meta:page-count="2" meta:paragraph-count="11" meta:word-count="836" meta:character-count="5761" meta:row-count="41" meta:non-whitespace-character-count="4936"/>
  </office:meta>
</office:document-meta>
</file>